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6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37.3pt"/>
    </style:style>
    <style:style style:name="co4" style:family="table-column">
      <style:table-column-properties fo:break-before="auto" style:column-width="72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75.09pt"/>
    </style:style>
    <style:style style:name="co7" style:family="table-column">
      <style:table-column-properties fo:break-before="auto" style:column-width="76.6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verage_results_all_speeds" table:style-name="ta1">
        <table:shapes>
          <draw:frame draw:z-index="0" draw:style-name="gr1" draw:text-style-name="P1" svg:width="995.16pt" svg:height="407.91pt" svg:x="489.8pt" svg:y="18.77pt">
            <loext:p draw:notify-on-update-of-ranges="average_results_all_speeds.A2:average_results_all_speeds.A127 average_results_all_speeds.E1:average_results_all_speeds.E1 average_results_all_speeds.E2:average_results_all_speeds.E1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95.16pt" svg:height="506.86pt" svg:x="494.99pt" svg:y="1469.42pt">
            <loext:p draw:notify-on-update-of-ranges="average_results_all_speeds.A86:average_results_all_speeds.A127 average_results_all_speeds.E86:average_results_all_speeds.E1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995.16pt" svg:height="524.78pt" svg:x="494.99pt" svg:y="450.57pt">
            <loext:p draw:notify-on-update-of-ranges="average_results_all_speeds.A2:average_results_all_speeds.A43 average_results_all_speeds.E2:average_results_all_speeds.E4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986.54pt" svg:height="438.6pt" svg:x="499.29pt" svg:y="1000.94pt">
            <loext:p draw:notify-on-update-of-ranges="average_results_all_speeds.A44:average_results_all_speeds.A85 average_results_all_speeds.E44:average_results_all_speeds.E8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#Angle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Average_Time</text:p>
          </table:table-cell>
          <table:table-cell table:style-name="ce1" office:value-type="string" calcext:value-type="string">
            <text:p>Errors</text:p>
          </table:table-cell>
          <table:table-cell table:style-name="ce1" office:value-type="string" calcext:value-type="string">
            <text:p>Capped_Errors</text:p>
          </table:table-cell>
          <table:table-cell table:style-name="ce1" office:value-type="string" calcext:value-type="string">
            <text:p>Failure_rate</text:p>
          </table:table-cell>
          <table:table-cell table:style-name="ce1" table:number-columns-repeated="1016"/>
        </table:table-row>
        <table:table-row table:style-name="ro1">
          <table:table-cell office:value-type="float" office:value="0.020607218829" calcext:value-type="float">
            <text:p>0.02060721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0.1598543619" calcext:value-type="float">
            <text:p>0.1598543619</text:p>
          </table:table-cell>
          <table:table-cell table:number-columns-repeated="2" office:value-type="float" office:value="0.2115384615" calcext:value-type="float">
            <text:p>0.211538461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0209759939747" calcext:value-type="float">
            <text:p>0.0209759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.27</text:p>
          </table:table-cell>
          <table:table-cell office:value-type="float" office:value="0.153321207" calcext:value-type="float">
            <text:p>0.153321207</text:p>
          </table:table-cell>
          <table:table-cell table:number-columns-repeated="2" office:value-type="float" office:value="0.0961538462" calcext:value-type="float">
            <text:p>0.096153846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020748623585" calcext:value-type="float">
            <text:p>0.020748623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27" calcext:value-type="float">
            <text:p>0.27</text:p>
          </table:table-cell>
          <table:table-cell office:value-type="float" office:value="0.1414127718" calcext:value-type="float">
            <text:p>0.1414127718</text:p>
          </table:table-cell>
          <table:table-cell table:number-columns-repeated="2" office:value-type="float" office:value="0.1153846154" calcext:value-type="float">
            <text:p>0.115384615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0207673212987" calcext:value-type="float">
            <text:p>0.02076732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27" calcext:value-type="float">
            <text:p>0.27</text:p>
          </table:table-cell>
          <table:table-cell office:value-type="float" office:value="0.1468658617" calcext:value-type="float">
            <text:p>0.1468658617</text:p>
          </table:table-cell>
          <table:table-cell table:number-columns-repeated="2" office:value-type="float" office:value="0.1346153846" calcext:value-type="float">
            <text:p>0.134615384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0211669869005" calcext:value-type="float">
            <text:p>0.021166986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27" calcext:value-type="float">
            <text:p>0.27</text:p>
          </table:table-cell>
          <table:table-cell office:value-type="float" office:value="0.1527024024" calcext:value-type="float">
            <text:p>0.1527024024</text:p>
          </table:table-cell>
          <table:table-cell table:number-columns-repeated="2" office:value-type="float" office:value="0.1923076923" calcext:value-type="float">
            <text:p>0.192307692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0202515961811" calcext:value-type="float">
            <text:p>0.020251596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27" calcext:value-type="float">
            <text:p>0.27</text:p>
          </table:table-cell>
          <table:table-cell office:value-type="float" office:value="0.1509183479" calcext:value-type="float">
            <text:p>0.1509183479</text:p>
          </table:table-cell>
          <table:table-cell table:number-columns-repeated="2" office:value-type="float" office:value="0.1730769231" calcext:value-type="float">
            <text:p>0.173076923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0210961090639" calcext:value-type="float">
            <text:p>0.021096109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27" calcext:value-type="float">
            <text:p>0.27</text:p>
          </table:table-cell>
          <table:table-cell office:value-type="float" office:value="0.1627190679" calcext:value-type="float">
            <text:p>0.1627190679</text:p>
          </table:table-cell>
          <table:table-cell table:number-columns-repeated="2" office:value-type="float" office:value="0.1730769231" calcext:value-type="float">
            <text:p>0.173076923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157362143895" calcext:value-type="float">
            <text:p>0.157362143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0.1500432688" calcext:value-type="float">
            <text:p>0.1500432688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0203686789649" calcext:value-type="float">
            <text:p>0.020368679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.27</text:p>
          </table:table-cell>
          <table:table-cell office:value-type="float" office:value="0.1487232024" calcext:value-type="float">
            <text:p>0.1487232024</text:p>
          </table:table-cell>
          <table:table-cell table:number-columns-repeated="2" office:value-type="float" office:value="0.2307692308" calcext:value-type="float">
            <text:p>0.230769230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0213325281168" calcext:value-type="float">
            <text:p>0.021332528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.27" calcext:value-type="float">
            <text:p>0.27</text:p>
          </table:table-cell>
          <table:table-cell office:value-type="float" office:value="0.1669990778" calcext:value-type="float">
            <text:p>0.1669990778</text:p>
          </table:table-cell>
          <table:table-cell table:number-columns-repeated="2" office:value-type="float" office:value="0.2692307692" calcext:value-type="float">
            <text:p>0.269230769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0209840923495" calcext:value-type="float">
            <text:p>0.0209840923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0.27" calcext:value-type="float">
            <text:p>0.27</text:p>
          </table:table-cell>
          <table:table-cell office:value-type="float" office:value="0.1691411713" calcext:value-type="float">
            <text:p>0.1691411713</text:p>
          </table:table-cell>
          <table:table-cell table:number-columns-repeated="2" office:value-type="float" office:value="0.2884615385" calcext:value-type="float">
            <text:p>0.288461538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021022686616" calcext:value-type="float">
            <text:p>0.0210226866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0.27" calcext:value-type="float">
            <text:p>0.27</text:p>
          </table:table-cell>
          <table:table-cell office:value-type="float" office:value="0.1682040999" calcext:value-type="float">
            <text:p>0.1682040999</text:p>
          </table:table-cell>
          <table:table-cell table:number-columns-repeated="2" office:value-type="float" office:value="0.3653846154" calcext:value-type="float">
            <text:p>0.365384615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0206689127794" calcext:value-type="float">
            <text:p>0.0206689128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27" calcext:value-type="float">
            <text:p>0.27</text:p>
          </table:table-cell>
          <table:table-cell office:value-type="float" office:value="0.1631812097" calcext:value-type="float">
            <text:p>0.1631812097</text:p>
          </table:table-cell>
          <table:table-cell table:number-columns-repeated="2" office:value-type="float" office:value="0.3269230769" calcext:value-type="float">
            <text:p>0.326923076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020402419898" calcext:value-type="float">
            <text:p>0.020402419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.27" calcext:value-type="float">
            <text:p>0.27</text:p>
          </table:table-cell>
          <table:table-cell office:value-type="float" office:value="0.1896187701" calcext:value-type="float">
            <text:p>0.1896187701</text:p>
          </table:table-cell>
          <table:table-cell table:number-columns-repeated="2" office:value-type="float" office:value="0.2692307692" calcext:value-type="float">
            <text:p>0.269230769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0206297990344" calcext:value-type="float">
            <text:p>0.020629799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0.1666538986" calcext:value-type="float">
            <text:p>0.1666538986</text:p>
          </table:table-cell>
          <table:table-cell table:number-columns-repeated="2" office:value-type="float" office:value="0.2115384615" calcext:value-type="float">
            <text:p>0.211538461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0205684488062" calcext:value-type="float">
            <text:p>0.020568448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.27</text:p>
          </table:table-cell>
          <table:table-cell office:value-type="float" office:value="0.1457178988" calcext:value-type="float">
            <text:p>0.1457178988</text:p>
          </table:table-cell>
          <table:table-cell table:number-columns-repeated="2" office:value-type="float" office:value="0.1346153846" calcext:value-type="float">
            <text:p>0.134615384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0206408724642" calcext:value-type="float">
            <text:p>0.0206408725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0.27" calcext:value-type="float">
            <text:p>0.27</text:p>
          </table:table-cell>
          <table:table-cell office:value-type="float" office:value="0.1627901775" calcext:value-type="float">
            <text:p>0.1627901775</text:p>
          </table:table-cell>
          <table:table-cell table:number-columns-repeated="2" office:value-type="float" office:value="0.4230769231" calcext:value-type="float">
            <text:p>0.423076923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0198431511782" calcext:value-type="float">
            <text:p>0.0198431512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0.27" calcext:value-type="float">
            <text:p>0.27</text:p>
          </table:table-cell>
          <table:table-cell office:value-type="float" office:value="0.193549917" calcext:value-type="float">
            <text:p>0.193549917</text:p>
          </table:table-cell>
          <table:table-cell table:number-columns-repeated="2" office:value-type="float" office:value="0.4038461538" calcext:value-type="float">
            <text:p>0.403846153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0199263837397" calcext:value-type="float">
            <text:p>0.0199263837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0.27" calcext:value-type="float">
            <text:p>0.27</text:p>
          </table:table-cell>
          <table:table-cell office:value-type="float" office:value="0.192021607" calcext:value-type="float">
            <text:p>0.192021607</text:p>
          </table:table-cell>
          <table:table-cell table:number-columns-repeated="2" office:value-type="float" office:value="0.8076923077" calcext:value-type="float">
            <text:p>0.807692307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0197728162688" calcext:value-type="float">
            <text:p>0.0197728163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27" calcext:value-type="float">
            <text:p>0.27</text:p>
          </table:table-cell>
          <table:table-cell office:value-type="float" office:value="0.2019152025" calcext:value-type="float">
            <text:p>0.2019152025</text:p>
          </table:table-cell>
          <table:table-cell table:number-columns-repeated="2" office:value-type="float" office:value="0.6923076923" calcext:value-type="float">
            <text:p>0.692307692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0187311472427" calcext:value-type="float">
            <text:p>0.0187311472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0.27" calcext:value-type="float">
            <text:p>0.27</text:p>
          </table:table-cell>
          <table:table-cell office:value-type="float" office:value="0.1823593898" calcext:value-type="float">
            <text:p>0.1823593898</text:p>
          </table:table-cell>
          <table:table-cell table:number-columns-repeated="2" office:value-type="float" office:value="0.4038461538" calcext:value-type="float">
            <text:p>0.403846153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0206274191931" calcext:value-type="float">
            <text:p>0.0206274192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0.1560900956" calcext:value-type="float">
            <text:p>0.1560900956</text:p>
          </table:table-cell>
          <table:table-cell table:number-columns-repeated="2" office:value-type="float" office:value="0.1538461538" calcext:value-type="float">
            <text:p>0.153846153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0204635698774" calcext:value-type="float">
            <text:p>0.0204635699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.27</text:p>
          </table:table-cell>
          <table:table-cell office:value-type="float" office:value="0.1593679481" calcext:value-type="float">
            <text:p>0.1593679481</text:p>
          </table:table-cell>
          <table:table-cell table:number-columns-repeated="2" office:value-type="float" office:value="0.2692307692" calcext:value-type="float">
            <text:p>0.269230769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0198308666548" calcext:value-type="float">
            <text:p>0.0198308667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0.27" calcext:value-type="float">
            <text:p>0.27</text:p>
          </table:table-cell>
          <table:table-cell office:value-type="float" office:value="0.1797245029" calcext:value-type="float">
            <text:p>0.1797245029</text:p>
          </table:table-cell>
          <table:table-cell table:number-columns-repeated="2" office:value-type="float" office:value="0.1923076923" calcext:value-type="float">
            <text:p>0.192307692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0195482625068" calcext:value-type="float">
            <text:p>0.0195482625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0.27" calcext:value-type="float">
            <text:p>0.27</text:p>
          </table:table-cell>
          <table:table-cell office:value-type="float" office:value="0.1805751022" calcext:value-type="float">
            <text:p>0.1805751022</text:p>
          </table:table-cell>
          <table:table-cell table:number-columns-repeated="2" office:value-type="float" office:value="0.2884615385" calcext:value-type="float">
            <text:p>0.288461538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0191508716705" calcext:value-type="float">
            <text:p>0.0191508717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0.27" calcext:value-type="float">
            <text:p>0.27</text:p>
          </table:table-cell>
          <table:table-cell office:value-type="float" office:value="0.2064054733" calcext:value-type="float">
            <text:p>0.2064054733</text:p>
          </table:table-cell>
          <table:table-cell table:number-columns-repeated="2" office:value-type="float" office:value="0.4038461538" calcext:value-type="float">
            <text:p>0.403846153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0174874075375" calcext:value-type="float">
            <text:p>0.0174874075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.27" calcext:value-type="float">
            <text:p>0.27</text:p>
          </table:table-cell>
          <table:table-cell office:value-type="float" office:value="0.1581288801" calcext:value-type="float">
            <text:p>0.1581288801</text:p>
          </table:table-cell>
          <table:table-cell table:number-columns-repeated="2" office:value-type="float" office:value="0.3461538462" calcext:value-type="float">
            <text:p>0.346153846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0167638709151" calcext:value-type="float">
            <text:p>0.0167638709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0.27" calcext:value-type="float">
            <text:p>0.27</text:p>
          </table:table-cell>
          <table:table-cell office:value-type="float" office:value="0.166102221" calcext:value-type="float">
            <text:p>0.166102221</text:p>
          </table:table-cell>
          <table:table-cell table:number-columns-repeated="2" office:value-type="float" office:value="0.2692307692" calcext:value-type="float">
            <text:p>0.269230769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0201026510338" calcext:value-type="float">
            <text:p>0.020102651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0.160417553" calcext:value-type="float">
            <text:p>0.160417553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0201544711254" calcext:value-type="float">
            <text:p>0.0201544711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.27</text:p>
          </table:table-cell>
          <table:table-cell office:value-type="float" office:value="0.1661772768" calcext:value-type="float">
            <text:p>0.1661772768</text:p>
          </table:table-cell>
          <table:table-cell table:number-columns-repeated="2" office:value-type="float" office:value="0.4423076923" calcext:value-type="float">
            <text:p>0.442307692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0198065209863" calcext:value-type="float">
            <text:p>0.019806521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0.27" calcext:value-type="float">
            <text:p>0.27</text:p>
          </table:table-cell>
          <table:table-cell office:value-type="float" office:value="0.1972485239" calcext:value-type="float">
            <text:p>0.1972485239</text:p>
          </table:table-cell>
          <table:table-cell table:number-columns-repeated="2" office:value-type="float" office:value="0.5961538462" calcext:value-type="float">
            <text:p>0.596153846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0184373954596" calcext:value-type="float">
            <text:p>0.0184373955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0.27" calcext:value-type="float">
            <text:p>0.27</text:p>
          </table:table-cell>
          <table:table-cell office:value-type="float" office:value="0.1822972107" calcext:value-type="float">
            <text:p>0.1822972107</text:p>
          </table:table-cell>
          <table:table-cell table:number-columns-repeated="2" office:value-type="float" office:value="0.5961538462" calcext:value-type="float">
            <text:p>0.596153846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0171492856131" calcext:value-type="float">
            <text:p>0.0171492856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0.27" calcext:value-type="float">
            <text:p>0.27</text:p>
          </table:table-cell>
          <table:table-cell office:value-type="float" office:value="0.1574267626" calcext:value-type="float">
            <text:p>0.1574267626</text:p>
          </table:table-cell>
          <table:table-cell table:number-columns-repeated="2" office:value-type="float" office:value="0.1923076923" calcext:value-type="float">
            <text:p>0.192307692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0158435912829" calcext:value-type="float">
            <text:p>0.0158435913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0.27" calcext:value-type="float">
            <text:p>0.27</text:p>
          </table:table-cell>
          <table:table-cell office:value-type="float" office:value="0.1512312122" calcext:value-type="float">
            <text:p>0.1512312122</text:p>
          </table:table-cell>
          <table:table-cell table:number-columns-repeated="2" office:value-type="float" office:value="0.2307692308" calcext:value-type="float">
            <text:p>0.230769230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0139385107315" calcext:value-type="float">
            <text:p>0.0139385107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0.27" calcext:value-type="float">
            <text:p>0.27</text:p>
          </table:table-cell>
          <table:table-cell office:value-type="float" office:value="0.1699993579" calcext:value-type="float">
            <text:p>0.1699993579</text:p>
          </table:table-cell>
          <table:table-cell table:number-columns-repeated="2" office:value-type="float" office:value="0.3076923077" calcext:value-type="float">
            <text:p>0.307692307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0202063379325" calcext:value-type="float">
            <text:p>0.0202063379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0.1736741921" calcext:value-type="float">
            <text:p>0.1736741921</text:p>
          </table:table-cell>
          <table:table-cell table:number-columns-repeated="2" office:value-type="float" office:value="0.4807692308" calcext:value-type="float">
            <text:p>0.480769230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0200903677041" calcext:value-type="float">
            <text:p>0.0200903677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.27</text:p>
          </table:table-cell>
          <table:table-cell office:value-type="float" office:value="0.1946337945" calcext:value-type="float">
            <text:p>0.1946337945</text:p>
          </table:table-cell>
          <table:table-cell table:number-columns-repeated="2" office:value-type="float" office:value="0.4423076923" calcext:value-type="float">
            <text:p>0.442307692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0192189473629" calcext:value-type="float">
            <text:p>0.0192189474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0.27" calcext:value-type="float">
            <text:p>0.27</text:p>
          </table:table-cell>
          <table:table-cell office:value-type="float" office:value="0.1743476195" calcext:value-type="float">
            <text:p>0.1743476195</text:p>
          </table:table-cell>
          <table:table-cell table:number-columns-repeated="2" office:value-type="float" office:value="0.3653846154" calcext:value-type="float">
            <text:p>0.365384615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0170495570882" calcext:value-type="float">
            <text:p>0.0170495571</text:p>
          </table:table-cell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0.27" calcext:value-type="float">
            <text:p>0.27</text:p>
          </table:table-cell>
          <table:table-cell office:value-type="float" office:value="0.1698197637" calcext:value-type="float">
            <text:p>0.1698197637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0138887421783" calcext:value-type="float">
            <text:p>0.0138887422</text:p>
          </table:table-cell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office:value-type="float" office:value="0.27" calcext:value-type="float">
            <text:p>0.27</text:p>
          </table:table-cell>
          <table:table-cell office:value-type="float" office:value="0.165647707" calcext:value-type="float">
            <text:p>0.165647707</text:p>
          </table:table-cell>
          <table:table-cell table:number-columns-repeated="2" office:value-type="float" office:value="0.2115384615" calcext:value-type="float">
            <text:p>0.211538461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0127067406964" calcext:value-type="float">
            <text:p>0.0127067407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0.27" calcext:value-type="float">
            <text:p>0.27</text:p>
          </table:table-cell>
          <table:table-cell office:value-type="float" office:value="0.1475380691" calcext:value-type="float">
            <text:p>0.1475380691</text:p>
          </table:table-cell>
          <table:table-cell table:number-columns-repeated="2" office:value-type="float" office:value="0.1153846154" calcext:value-type="float">
            <text:p>0.115384615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0108621411697" calcext:value-type="float">
            <text:p>0.0108621412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office:value-type="float" office:value="0.27" calcext:value-type="float">
            <text:p>0.27</text:p>
          </table:table-cell>
          <table:table-cell office:value-type="float" office:value="0.1457010725" calcext:value-type="float">
            <text:p>0.1457010725</text:p>
          </table:table-cell>
          <table:table-cell table:number-columns-repeated="2" office:value-type="float" office:value="0.1153846154" calcext:value-type="float">
            <text:p>0.115384615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041240818016" calcext:value-type="float">
            <text:p>0.0412408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0.1589674502" calcext:value-type="float">
            <text:p>0.1589674502</text:p>
          </table:table-cell>
          <table:table-cell table:number-columns-repeated="2" office:value-type="float" office:value="0.3269230769" calcext:value-type="float">
            <text:p>0.326923076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0412112143369" calcext:value-type="float">
            <text:p>0.04121121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0.1664109603" calcext:value-type="float">
            <text:p>0.1664109603</text:p>
          </table:table-cell>
          <table:table-cell table:number-columns-repeated="2" office:value-type="float" office:value="0.4615384615" calcext:value-type="float">
            <text:p>0.461538461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041429833828" calcext:value-type="float">
            <text:p>0.041429833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54" calcext:value-type="float">
            <text:p>0.54</text:p>
          </table:table-cell>
          <table:table-cell office:value-type="float" office:value="0.1579157279" calcext:value-type="float">
            <text:p>0.1579157279</text:p>
          </table:table-cell>
          <table:table-cell table:number-columns-repeated="2" office:value-type="float" office:value="0.3269230769" calcext:value-type="float">
            <text:p>0.326923076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0408781802766" calcext:value-type="float">
            <text:p>0.040878180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4" calcext:value-type="float">
            <text:p>0.54</text:p>
          </table:table-cell>
          <table:table-cell office:value-type="float" office:value="0.161266261" calcext:value-type="float">
            <text:p>0.161266261</text:p>
          </table:table-cell>
          <table:table-cell table:number-columns-repeated="2" office:value-type="float" office:value="0.3653846154" calcext:value-type="float">
            <text:p>0.365384615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0416476681435" calcext:value-type="float">
            <text:p>0.041647668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54" calcext:value-type="float">
            <text:p>0.54</text:p>
          </table:table-cell>
          <table:table-cell office:value-type="float" office:value="0.1704129716" calcext:value-type="float">
            <text:p>0.1704129716</text:p>
          </table:table-cell>
          <table:table-cell table:number-columns-repeated="2" office:value-type="float" office:value="0.2884615385" calcext:value-type="float">
            <text:p>0.288461538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0415432857417" calcext:value-type="float">
            <text:p>0.041543285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54" calcext:value-type="float">
            <text:p>0.54</text:p>
          </table:table-cell>
          <table:table-cell office:value-type="float" office:value="0.1584676971" calcext:value-type="float">
            <text:p>0.1584676971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0413752458776" calcext:value-type="float">
            <text:p>0.041375245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54" calcext:value-type="float">
            <text:p>0.54</text:p>
          </table:table-cell>
          <table:table-cell office:value-type="float" office:value="0.156329497" calcext:value-type="float">
            <text:p>0.156329497</text:p>
          </table:table-cell>
          <table:table-cell table:number-columns-repeated="2" office:value-type="float" office:value="0.2115384615" calcext:value-type="float">
            <text:p>0.211538461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0416996515606" calcext:value-type="float">
            <text:p>0.041699651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0.181766435" calcext:value-type="float">
            <text:p>0.181766435</text:p>
          </table:table-cell>
          <table:table-cell table:number-columns-repeated="2" office:value-type="float" office:value="0.5576923077" calcext:value-type="float">
            <text:p>0.557692307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0418168417312" calcext:value-type="float">
            <text:p>0.0418168417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0.1760956864" calcext:value-type="float">
            <text:p>0.1760956864</text:p>
          </table:table-cell>
          <table:table-cell table:number-columns-repeated="2" office:value-type="float" office:value="0.3653846154" calcext:value-type="float">
            <text:p>0.365384615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0411823011308" calcext:value-type="float">
            <text:p>0.041182301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.54" calcext:value-type="float">
            <text:p>0.54</text:p>
          </table:table-cell>
          <table:table-cell office:value-type="float" office:value="0.2074964635" calcext:value-type="float">
            <text:p>0.2074964635</text:p>
          </table:table-cell>
          <table:table-cell table:number-columns-repeated="2" office:value-type="float" office:value="0.8461538462" calcext:value-type="float">
            <text:p>0.846153846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0411758506251" calcext:value-type="float">
            <text:p>0.0411758506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0.54" calcext:value-type="float">
            <text:p>0.54</text:p>
          </table:table-cell>
          <table:table-cell office:value-type="float" office:value="0.2212036273" calcext:value-type="float">
            <text:p>0.2212036273</text:p>
          </table:table-cell>
          <table:table-cell table:number-columns-repeated="2" office:value-type="float" office:value="0.9807692308" calcext:value-type="float">
            <text:p>0.980769230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0415407455997" calcext:value-type="float">
            <text:p>0.0415407456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0.54" calcext:value-type="float">
            <text:p>0.54</text:p>
          </table:table-cell>
          <table:table-cell office:value-type="float" office:value="0.1766290453" calcext:value-type="float">
            <text:p>0.1766290453</text:p>
          </table:table-cell>
          <table:table-cell table:number-columns-repeated="2" office:value-type="float" office:value="0.7307692308" calcext:value-type="float">
            <text:p>0.730769230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0410372591334" calcext:value-type="float">
            <text:p>0.041037259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54" calcext:value-type="float">
            <text:p>0.54</text:p>
          </table:table-cell>
          <table:table-cell office:value-type="float" office:value="0.2409115505" calcext:value-type="float">
            <text:p>0.2409115505</text:p>
          </table:table-cell>
          <table:table-cell table:number-columns-repeated="2" office:value-type="float" office:value="1.0192307692" calcext:value-type="float">
            <text:p>1.019230769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0400369746652" calcext:value-type="float">
            <text:p>0.040036974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.54" calcext:value-type="float">
            <text:p>0.54</text:p>
          </table:table-cell>
          <table:table-cell office:value-type="float" office:value="0.2569343784" calcext:value-type="float">
            <text:p>0.2569343784</text:p>
          </table:table-cell>
          <table:table-cell office:value-type="float" office:value="1.3461538462" calcext:value-type="float">
            <text:p>1.3461538462</text:p>
          </table:table-cell>
          <table:table-cell office:value-type="float" office:value="1.1730769231" calcext:value-type="float">
            <text:p>1.1730769231</text:p>
          </table:table-cell>
          <table:table-cell office:value-type="float" office:value="5.7692307692" calcext:value-type="float">
            <text:p>5.7692307692</text:p>
          </table:table-cell>
          <table:table-cell table:number-columns-repeated="1016"/>
        </table:table-row>
        <table:table-row table:style-name="ro1">
          <table:table-cell office:value-type="float" office:value="0.041449093446" calcext:value-type="float">
            <text:p>0.041449093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0.1630266817" calcext:value-type="float">
            <text:p>0.1630266817</text:p>
          </table:table-cell>
          <table:table-cell table:number-columns-repeated="2" office:value-type="float" office:value="0.3461538462" calcext:value-type="float">
            <text:p>0.346153846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0411179916597" calcext:value-type="float">
            <text:p>0.0411179917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0.1947942881" calcext:value-type="float">
            <text:p>0.1947942881</text:p>
          </table:table-cell>
          <table:table-cell office:value-type="float" office:value="0.7884615385" calcext:value-type="float">
            <text:p>0.7884615385</text:p>
          </table:table-cell>
          <table:table-cell office:value-type="float" office:value="0.7692307692" calcext:value-type="float">
            <text:p>0.7692307692</text:p>
          </table:table-cell>
          <table:table-cell office:value-type="float" office:value="1.9230769231" calcext:value-type="float">
            <text:p>1.9230769231</text:p>
          </table:table-cell>
          <table:table-cell table:number-columns-repeated="1016"/>
        </table:table-row>
        <table:table-row table:style-name="ro1">
          <table:table-cell office:value-type="float" office:value="0.0406276747665" calcext:value-type="float">
            <text:p>0.0406276748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0.54" calcext:value-type="float">
            <text:p>0.54</text:p>
          </table:table-cell>
          <table:table-cell office:value-type="float" office:value="0.2377042154" calcext:value-type="float">
            <text:p>0.2377042154</text:p>
          </table:table-cell>
          <table:table-cell office:value-type="float" office:value="1.1730769231" calcext:value-type="float">
            <text:p>1.1730769231</text:p>
          </table:table-cell>
          <table:table-cell office:value-type="float" office:value="1.1538461539" calcext:value-type="float">
            <text:p>1.1538461539</text:p>
          </table:table-cell>
          <table:table-cell office:value-type="float" office:value="1.9230769231" calcext:value-type="float">
            <text:p>1.9230769231</text:p>
          </table:table-cell>
          <table:table-cell table:number-columns-repeated="1016"/>
        </table:table-row>
        <table:table-row table:style-name="ro1">
          <table:table-cell office:value-type="float" office:value="0.0402276416203" calcext:value-type="float">
            <text:p>0.0402276416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0.54" calcext:value-type="float">
            <text:p>0.54</text:p>
          </table:table-cell>
          <table:table-cell office:value-type="float" office:value="0.3327196878" calcext:value-type="float">
            <text:p>0.3327196878</text:p>
          </table:table-cell>
          <table:table-cell office:value-type="float" office:value="1.7884615385" calcext:value-type="float">
            <text:p>1.7884615385</text:p>
          </table:table-cell>
          <table:table-cell office:value-type="float" office:value="1.4423076923" calcext:value-type="float">
            <text:p>1.4423076923</text:p>
          </table:table-cell>
          <table:table-cell office:value-type="float" office:value="9.6153846154" calcext:value-type="float">
            <text:p>9.6153846154</text:p>
          </table:table-cell>
          <table:table-cell table:number-columns-repeated="1016"/>
        </table:table-row>
        <table:table-row table:style-name="ro1">
          <table:table-cell office:value-type="float" office:value="0.0394338306379" calcext:value-type="float">
            <text:p>0.0394338306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0.54" calcext:value-type="float">
            <text:p>0.54</text:p>
          </table:table-cell>
          <table:table-cell office:value-type="float" office:value="0.3414605781" calcext:value-type="float">
            <text:p>0.3414605781</text:p>
          </table:table-cell>
          <table:table-cell office:value-type="float" office:value="2.5" calcext:value-type="float">
            <text:p>2.5</text:p>
          </table:table-cell>
          <table:table-cell office:value-type="float" office:value="1.8076923077" calcext:value-type="float">
            <text:p>1.8076923077</text:p>
          </table:table-cell>
          <table:table-cell office:value-type="float" office:value="13.4615384615" calcext:value-type="float">
            <text:p>13.4615384615</text:p>
          </table:table-cell>
          <table:table-cell table:number-columns-repeated="1016"/>
        </table:table-row>
        <table:table-row table:style-name="ro1">
          <table:table-cell office:value-type="float" office:value="0.0389648606895" calcext:value-type="float">
            <text:p>0.0389648607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54" calcext:value-type="float">
            <text:p>0.54</text:p>
          </table:table-cell>
          <table:table-cell office:value-type="float" office:value="0.4348073392" calcext:value-type="float">
            <text:p>0.4348073392</text:p>
          </table:table-cell>
          <table:table-cell office:value-type="float" office:value="2.9807692308" calcext:value-type="float">
            <text:p>2.9807692308</text:p>
          </table:table-cell>
          <table:table-cell office:value-type="float" office:value="2.2884615385" calcext:value-type="float">
            <text:p>2.2884615385</text:p>
          </table:table-cell>
          <table:table-cell office:value-type="float" office:value="17.3076923077" calcext:value-type="float">
            <text:p>17.3076923077</text:p>
          </table:table-cell>
          <table:table-cell table:number-columns-repeated="1016"/>
        </table:table-row>
        <table:table-row table:style-name="ro1">
          <table:table-cell office:value-type="float" office:value="0.0368940664276" calcext:value-type="float">
            <text:p>0.0368940664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0.54" calcext:value-type="float">
            <text:p>0.54</text:p>
          </table:table-cell>
          <table:table-cell office:value-type="float" office:value="0.3278551961" calcext:value-type="float">
            <text:p>0.3278551961</text:p>
          </table:table-cell>
          <table:table-cell office:value-type="float" office:value="2.6153846154" calcext:value-type="float">
            <text:p>2.6153846154</text:p>
          </table:table-cell>
          <table:table-cell office:value-type="float" office:value="2.0769230769" calcext:value-type="float">
            <text:p>2.0769230769</text:p>
          </table:table-cell>
          <table:table-cell office:value-type="float" office:value="13.4615384615" calcext:value-type="float">
            <text:p>13.4615384615</text:p>
          </table:table-cell>
          <table:table-cell table:number-columns-repeated="1016"/>
        </table:table-row>
        <table:table-row table:style-name="ro1">
          <table:table-cell office:value-type="float" office:value="0.0410212672983" calcext:value-type="float">
            <text:p>0.0410212673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0.1894307474" calcext:value-type="float">
            <text:p>0.1894307474</text:p>
          </table:table-cell>
          <table:table-cell table:number-columns-repeated="2" office:value-type="float" office:value="0.4807692308" calcext:value-type="float">
            <text:p>0.480769230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0406137104244" calcext:value-type="float">
            <text:p>0.0406137104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0.2322356958" calcext:value-type="float">
            <text:p>0.2322356958</text:p>
          </table:table-cell>
          <table:table-cell office:value-type="float" office:value="1.2692307692" calcext:value-type="float">
            <text:p>1.2692307692</text:p>
          </table:table-cell>
          <table:table-cell office:value-type="float" office:value="1.2307692308" calcext:value-type="float">
            <text:p>1.2307692308</text:p>
          </table:table-cell>
          <table:table-cell office:value-type="float" office:value="1.9230769231" calcext:value-type="float">
            <text:p>1.9230769231</text:p>
          </table:table-cell>
          <table:table-cell table:number-columns-repeated="1016"/>
        </table:table-row>
        <table:table-row table:style-name="ro1">
          <table:table-cell office:value-type="float" office:value="0.0404124222804" calcext:value-type="float">
            <text:p>0.0404124223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0.54" calcext:value-type="float">
            <text:p>0.54</text:p>
          </table:table-cell>
          <table:table-cell office:value-type="float" office:value="0.3059389724" calcext:value-type="float">
            <text:p>0.3059389724</text:p>
          </table:table-cell>
          <table:table-cell office:value-type="float" office:value="1.8076923077" calcext:value-type="float">
            <text:p>1.8076923077</text:p>
          </table:table-cell>
          <table:table-cell office:value-type="float" office:value="1.6346153846" calcext:value-type="float">
            <text:p>1.6346153846</text:p>
          </table:table-cell>
          <table:table-cell office:value-type="float" office:value="5.7692307692" calcext:value-type="float">
            <text:p>5.7692307692</text:p>
          </table:table-cell>
          <table:table-cell table:number-columns-repeated="1016"/>
        </table:table-row>
        <table:table-row table:style-name="ro1">
          <table:table-cell office:value-type="float" office:value="0.0390304718612" calcext:value-type="float">
            <text:p>0.0390304719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0.54" calcext:value-type="float">
            <text:p>0.54</text:p>
          </table:table-cell>
          <table:table-cell office:value-type="float" office:value="0.3001245934" calcext:value-type="float">
            <text:p>0.3001245934</text:p>
          </table:table-cell>
          <table:table-cell office:value-type="float" office:value="2.3461538462" calcext:value-type="float">
            <text:p>2.3461538462</text:p>
          </table:table-cell>
          <table:table-cell office:value-type="float" office:value="2.1153846154" calcext:value-type="float">
            <text:p>2.1153846154</text:p>
          </table:table-cell>
          <table:table-cell office:value-type="float" office:value="9.6153846154" calcext:value-type="float">
            <text:p>9.6153846154</text:p>
          </table:table-cell>
          <table:table-cell table:number-columns-repeated="1016"/>
        </table:table-row>
        <table:table-row table:style-name="ro1">
          <table:table-cell office:value-type="float" office:value="0.0374021106082" calcext:value-type="float">
            <text:p>0.0374021106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0.54" calcext:value-type="float">
            <text:p>0.54</text:p>
          </table:table-cell>
          <table:table-cell office:value-type="float" office:value="0.3541234032" calcext:value-type="float">
            <text:p>0.3541234032</text:p>
          </table:table-cell>
          <table:table-cell office:value-type="float" office:value="2.4807692308" calcext:value-type="float">
            <text:p>2.4807692308</text:p>
          </table:table-cell>
          <table:table-cell office:value-type="float" office:value="1.9230769231" calcext:value-type="float">
            <text:p>1.9230769231</text:p>
          </table:table-cell>
          <table:table-cell office:value-type="float" office:value="11.5384615385" calcext:value-type="float">
            <text:p>11.5384615385</text:p>
          </table:table-cell>
          <table:table-cell table:number-columns-repeated="1016"/>
        </table:table-row>
        <table:table-row table:style-name="ro1">
          <table:table-cell office:value-type="float" office:value="0.0358151644465" calcext:value-type="float">
            <text:p>0.0358151644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.54" calcext:value-type="float">
            <text:p>0.54</text:p>
          </table:table-cell>
          <table:table-cell office:value-type="float" office:value="0.3279028276" calcext:value-type="float">
            <text:p>0.3279028276</text:p>
          </table:table-cell>
          <table:table-cell office:value-type="float" office:value="1.9230769231" calcext:value-type="float">
            <text:p>1.9230769231</text:p>
          </table:table-cell>
          <table:table-cell office:value-type="float" office:value="1.4807692308" calcext:value-type="float">
            <text:p>1.4807692308</text:p>
          </table:table-cell>
          <table:table-cell office:value-type="float" office:value="7.6923076923" calcext:value-type="float">
            <text:p>7.6923076923</text:p>
          </table:table-cell>
          <table:table-cell table:number-columns-repeated="1016"/>
        </table:table-row>
        <table:table-row table:style-name="ro1">
          <table:table-cell office:value-type="float" office:value="0.0328816157108" calcext:value-type="float">
            <text:p>0.0328816157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0.54" calcext:value-type="float">
            <text:p>0.54</text:p>
          </table:table-cell>
          <table:table-cell office:value-type="float" office:value="0.2744268136" calcext:value-type="float">
            <text:p>0.2744268136</text:p>
          </table:table-cell>
          <table:table-cell office:value-type="float" office:value="1.2692307692" calcext:value-type="float">
            <text:p>1.2692307692</text:p>
          </table:table-cell>
          <table:table-cell office:value-type="float" office:value="1.2115384615" calcext:value-type="float">
            <text:p>1.2115384615</text:p>
          </table:table-cell>
          <table:table-cell office:value-type="float" office:value="3.8461538462" calcext:value-type="float">
            <text:p>3.8461538462</text:p>
          </table:table-cell>
          <table:table-cell table:number-columns-repeated="1016"/>
        </table:table-row>
        <table:table-row table:style-name="ro1">
          <table:table-cell office:value-type="float" office:value="0.0409851192867" calcext:value-type="float">
            <text:p>0.0409851193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0.1879310127" calcext:value-type="float">
            <text:p>0.1879310127</text:p>
          </table:table-cell>
          <table:table-cell office:value-type="float" office:value="0.6923076923" calcext:value-type="float">
            <text:p>0.6923076923</text:p>
          </table:table-cell>
          <table:table-cell office:value-type="float" office:value="0.6538461538" calcext:value-type="float">
            <text:p>0.6538461538</text:p>
          </table:table-cell>
          <table:table-cell office:value-type="float" office:value="1.9230769231" calcext:value-type="float">
            <text:p>1.9230769231</text:p>
          </table:table-cell>
          <table:table-cell table:number-columns-repeated="1016"/>
        </table:table-row>
        <table:table-row table:style-name="ro1">
          <table:table-cell office:value-type="float" office:value="0.0402463028301" calcext:value-type="float">
            <text:p>0.0402463028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0.3483739607" calcext:value-type="float">
            <text:p>0.3483739607</text:p>
          </table:table-cell>
          <table:table-cell office:value-type="float" office:value="2.1346153846" calcext:value-type="float">
            <text:p>2.1346153846</text:p>
          </table:table-cell>
          <table:table-cell office:value-type="float" office:value="1.9230769231" calcext:value-type="float">
            <text:p>1.9230769231</text:p>
          </table:table-cell>
          <table:table-cell office:value-type="float" office:value="5.7692307692" calcext:value-type="float">
            <text:p>5.7692307692</text:p>
          </table:table-cell>
          <table:table-cell table:number-columns-repeated="1016"/>
        </table:table-row>
        <table:table-row table:style-name="ro1">
          <table:table-cell office:value-type="float" office:value="0.0395540283189" calcext:value-type="float">
            <text:p>0.0395540283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0.54" calcext:value-type="float">
            <text:p>0.54</text:p>
          </table:table-cell>
          <table:table-cell office:value-type="float" office:value="0.4778661357" calcext:value-type="float">
            <text:p>0.4778661357</text:p>
          </table:table-cell>
          <table:table-cell office:value-type="float" office:value="2.9807692308" calcext:value-type="float">
            <text:p>2.9807692308</text:p>
          </table:table-cell>
          <table:table-cell office:value-type="float" office:value="2.2692307692" calcext:value-type="float">
            <text:p>2.2692307692</text:p>
          </table:table-cell>
          <table:table-cell office:value-type="float" office:value="13.4615384615" calcext:value-type="float">
            <text:p>13.4615384615</text:p>
          </table:table-cell>
          <table:table-cell table:number-columns-repeated="1016"/>
        </table:table-row>
        <table:table-row table:style-name="ro1">
          <table:table-cell office:value-type="float" office:value="0.0369462554825" calcext:value-type="float">
            <text:p>0.0369462555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0.54" calcext:value-type="float">
            <text:p>0.54</text:p>
          </table:table-cell>
          <table:table-cell office:value-type="float" office:value="0.3379406349" calcext:value-type="float">
            <text:p>0.3379406349</text:p>
          </table:table-cell>
          <table:table-cell office:value-type="float" office:value="2.2115384615" calcext:value-type="float">
            <text:p>2.2115384615</text:p>
          </table:table-cell>
          <table:table-cell office:value-type="float" office:value="1.7884615385" calcext:value-type="float">
            <text:p>1.7884615385</text:p>
          </table:table-cell>
          <table:table-cell office:value-type="float" office:value="9.6153846154" calcext:value-type="float">
            <text:p>9.6153846154</text:p>
          </table:table-cell>
          <table:table-cell table:number-columns-repeated="1016"/>
        </table:table-row>
        <table:table-row table:style-name="ro1">
          <table:table-cell office:value-type="float" office:value="0.0341896685964" calcext:value-type="float">
            <text:p>0.0341896686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0.54" calcext:value-type="float">
            <text:p>0.54</text:p>
          </table:table-cell>
          <table:table-cell office:value-type="float" office:value="0.3375362663" calcext:value-type="float">
            <text:p>0.3375362663</text:p>
          </table:table-cell>
          <table:table-cell office:value-type="float" office:value="2.0769230769" calcext:value-type="float">
            <text:p>2.0769230769</text:p>
          </table:table-cell>
          <table:table-cell office:value-type="float" office:value="1.7692307692" calcext:value-type="float">
            <text:p>1.7692307692</text:p>
          </table:table-cell>
          <table:table-cell office:value-type="float" office:value="9.6153846154" calcext:value-type="float">
            <text:p>9.6153846154</text:p>
          </table:table-cell>
          <table:table-cell table:number-columns-repeated="1016"/>
        </table:table-row>
        <table:table-row table:style-name="ro1">
          <table:table-cell office:value-type="float" office:value="0.0316482344422" calcext:value-type="float">
            <text:p>0.0316482344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0.54" calcext:value-type="float">
            <text:p>0.54</text:p>
          </table:table-cell>
          <table:table-cell office:value-type="float" office:value="0.1858160155" calcext:value-type="float">
            <text:p>0.1858160155</text:p>
          </table:table-cell>
          <table:table-cell table:number-columns-repeated="2" office:value-type="float" office:value="0.7115384615" calcext:value-type="float">
            <text:p>0.711538461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0292299723201" calcext:value-type="float">
            <text:p>0.0292299723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0.54" calcext:value-type="float">
            <text:p>0.54</text:p>
          </table:table-cell>
          <table:table-cell office:value-type="float" office:value="0.1972447558" calcext:value-type="float">
            <text:p>0.1972447558</text:p>
          </table:table-cell>
          <table:table-cell table:number-columns-repeated="2" office:value-type="float" office:value="0.7692307692" calcext:value-type="float">
            <text:p>0.769230769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0408113160602" calcext:value-type="float">
            <text:p>0.0408113161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0.2485489177" calcext:value-type="float">
            <text:p>0.2485489177</text:p>
          </table:table-cell>
          <table:table-cell office:value-type="float" office:value="0.9807692308" calcext:value-type="float">
            <text:p>0.9807692308</text:p>
          </table:table-cell>
          <table:table-cell office:value-type="float" office:value="0.9423076923" calcext:value-type="float">
            <text:p>0.9423076923</text:p>
          </table:table-cell>
          <table:table-cell office:value-type="float" office:value="3.8461538462" calcext:value-type="float">
            <text:p>3.8461538462</text:p>
          </table:table-cell>
          <table:table-cell table:number-columns-repeated="1016"/>
        </table:table-row>
        <table:table-row table:style-name="ro1">
          <table:table-cell office:value-type="float" office:value="0.0396687464388" calcext:value-type="float">
            <text:p>0.039668746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0.4775565538" calcext:value-type="float">
            <text:p>0.4775565538</text:p>
          </table:table-cell>
          <table:table-cell office:value-type="float" office:value="2.8076923077" calcext:value-type="float">
            <text:p>2.8076923077</text:p>
          </table:table-cell>
          <table:table-cell office:value-type="float" office:value="2.3269230769" calcext:value-type="float">
            <text:p>2.3269230769</text:p>
          </table:table-cell>
          <table:table-cell office:value-type="float" office:value="13.4615384615" calcext:value-type="float">
            <text:p>13.4615384615</text:p>
          </table:table-cell>
          <table:table-cell table:number-columns-repeated="1016"/>
        </table:table-row>
        <table:table-row table:style-name="ro1">
          <table:table-cell office:value-type="float" office:value="0.0367265214071" calcext:value-type="float">
            <text:p>0.0367265214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0.54" calcext:value-type="float">
            <text:p>0.54</text:p>
          </table:table-cell>
          <table:table-cell office:value-type="float" office:value="0.281217873" calcext:value-type="float">
            <text:p>0.281217873</text:p>
          </table:table-cell>
          <table:table-cell office:value-type="float" office:value="1.9038461539" calcext:value-type="float">
            <text:p>1.9038461539</text:p>
          </table:table-cell>
          <table:table-cell office:value-type="float" office:value="1.75" calcext:value-type="float">
            <text:p>1.75</text:p>
          </table:table-cell>
          <table:table-cell office:value-type="float" office:value="5.7692307692" calcext:value-type="float">
            <text:p>5.7692307692</text:p>
          </table:table-cell>
          <table:table-cell table:number-columns-repeated="1016"/>
        </table:table-row>
        <table:table-row table:style-name="ro1">
          <table:table-cell office:value-type="float" office:value="0.033602362667" calcext:value-type="float">
            <text:p>0.0336023627</text:p>
          </table:table-cell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0.54" calcext:value-type="float">
            <text:p>0.54</text:p>
          </table:table-cell>
          <table:table-cell office:value-type="float" office:value="0.2966395161" calcext:value-type="float">
            <text:p>0.2966395161</text:p>
          </table:table-cell>
          <table:table-cell office:value-type="float" office:value="1.4038461539" calcext:value-type="float">
            <text:p>1.4038461539</text:p>
          </table:table-cell>
          <table:table-cell office:value-type="float" office:value="1.1153846154" calcext:value-type="float">
            <text:p>1.1153846154</text:p>
          </table:table-cell>
          <table:table-cell office:value-type="float" office:value="3.8461538462" calcext:value-type="float">
            <text:p>3.8461538462</text:p>
          </table:table-cell>
          <table:table-cell table:number-columns-repeated="1016"/>
        </table:table-row>
        <table:table-row table:style-name="ro1">
          <table:table-cell office:value-type="float" office:value="0.029557027961" calcext:value-type="float">
            <text:p>0.029557028</text:p>
          </table:table-cell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office:value-type="float" office:value="0.54" calcext:value-type="float">
            <text:p>0.54</text:p>
          </table:table-cell>
          <table:table-cell office:value-type="float" office:value="0.1695206406" calcext:value-type="float">
            <text:p>0.169520640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0249548636661" calcext:value-type="float">
            <text:p>0.0249548637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0.54" calcext:value-type="float">
            <text:p>0.54</text:p>
          </table:table-cell>
          <table:table-cell office:value-type="float" office:value="0.1834929172" calcext:value-type="float">
            <text:p>0.1834929172</text:p>
          </table:table-cell>
          <table:table-cell table:number-columns-repeated="2" office:value-type="float" office:value="0.5192307692" calcext:value-type="float">
            <text:p>0.519230769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021447656531" calcext:value-type="float">
            <text:p>0.0214476565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office:value-type="float" office:value="0.54" calcext:value-type="float">
            <text:p>0.54</text:p>
          </table:table-cell>
          <table:table-cell office:value-type="float" office:value="0.1719822241" calcext:value-type="float">
            <text:p>0.1719822241</text:p>
          </table:table-cell>
          <table:table-cell table:number-columns-repeated="2" office:value-type="float" office:value="0.4038461538" calcext:value-type="float">
            <text:p>0.403846153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0625491588999" calcext:value-type="float">
            <text:p>0.06254915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054229712" calcext:value-type="float">
            <text:p>0.2054229712</text:p>
          </table:table-cell>
          <table:table-cell table:number-columns-repeated="2" office:value-type="float" office:value="0.7115384615" calcext:value-type="float">
            <text:p>0.711538461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0614556826626" calcext:value-type="float">
            <text:p>0.06145568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.81</text:p>
          </table:table-cell>
          <table:table-cell office:value-type="float" office:value="0.1728403664" calcext:value-type="float">
            <text:p>0.1728403664</text:p>
          </table:table-cell>
          <table:table-cell table:number-columns-repeated="2" office:value-type="float" office:value="0.6346153846" calcext:value-type="float">
            <text:p>0.634615384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0615536934273" calcext:value-type="float">
            <text:p>0.06155369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81" calcext:value-type="float">
            <text:p>0.81</text:p>
          </table:table-cell>
          <table:table-cell office:value-type="float" office:value="0.2079210853" calcext:value-type="float">
            <text:p>0.2079210853</text:p>
          </table:table-cell>
          <table:table-cell table:number-columns-repeated="2" office:value-type="float" office:value="0.7115384615" calcext:value-type="float">
            <text:p>0.711538461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0617781295971" calcext:value-type="float">
            <text:p>0.061778129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81" calcext:value-type="float">
            <text:p>0.81</text:p>
          </table:table-cell>
          <table:table-cell office:value-type="float" office:value="0.1781908433" calcext:value-type="float">
            <text:p>0.1781908433</text:p>
          </table:table-cell>
          <table:table-cell table:number-columns-repeated="2" office:value-type="float" office:value="0.3269230769" calcext:value-type="float">
            <text:p>0.326923076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0634464323063" calcext:value-type="float">
            <text:p>0.063446432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81" calcext:value-type="float">
            <text:p>0.81</text:p>
          </table:table-cell>
          <table:table-cell office:value-type="float" office:value="0.1895737836" calcext:value-type="float">
            <text:p>0.1895737836</text:p>
          </table:table-cell>
          <table:table-cell office:value-type="float" office:value="0.6923076923" calcext:value-type="float">
            <text:p>0.6923076923</text:p>
          </table:table-cell>
          <table:table-cell office:value-type="float" office:value="0.6730769231" calcext:value-type="float">
            <text:p>0.6730769231</text:p>
          </table:table-cell>
          <table:table-cell office:value-type="float" office:value="1.9230769231" calcext:value-type="float">
            <text:p>1.9230769231</text:p>
          </table:table-cell>
          <table:table-cell table:number-columns-repeated="1016"/>
        </table:table-row>
        <table:table-row table:style-name="ro1">
          <table:table-cell office:value-type="float" office:value="0.062671899481" calcext:value-type="float">
            <text:p>0.062671899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81" calcext:value-type="float">
            <text:p>0.81</text:p>
          </table:table-cell>
          <table:table-cell office:value-type="float" office:value="0.224570673" calcext:value-type="float">
            <text:p>0.224570673</text:p>
          </table:table-cell>
          <table:table-cell table:number-columns-repeated="2" office:value-type="float" office:value="0.9038461538" calcext:value-type="float">
            <text:p>0.903846153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0613462975953" calcext:value-type="float">
            <text:p>0.061346297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81" calcext:value-type="float">
            <text:p>0.81</text:p>
          </table:table-cell>
          <table:table-cell office:value-type="float" office:value="0.1578450953" calcext:value-type="float">
            <text:p>0.1578450953</text:p>
          </table:table-cell>
          <table:table-cell table:number-columns-repeated="2" office:value-type="float" office:value="0.4615384615" calcext:value-type="float">
            <text:p>0.461538461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06179462482" calcext:value-type="float">
            <text:p>0.061794624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239215552" calcext:value-type="float">
            <text:p>0.2239215552</text:p>
          </table:table-cell>
          <table:table-cell office:value-type="float" office:value="0.9230769231" calcext:value-type="float">
            <text:p>0.9230769231</text:p>
          </table:table-cell>
          <table:table-cell office:value-type="float" office:value="0.8461538462" calcext:value-type="float">
            <text:p>0.8461538462</text:p>
          </table:table-cell>
          <table:table-cell office:value-type="float" office:value="1.9230769231" calcext:value-type="float">
            <text:p>1.9230769231</text:p>
          </table:table-cell>
          <table:table-cell table:number-columns-repeated="1016"/>
        </table:table-row>
        <table:table-row table:style-name="ro1">
          <table:table-cell office:value-type="float" office:value="0.0630077249781" calcext:value-type="float">
            <text:p>0.06300772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.81</text:p>
          </table:table-cell>
          <table:table-cell office:value-type="float" office:value="0.2614397429" calcext:value-type="float">
            <text:p>0.2614397429</text:p>
          </table:table-cell>
          <table:table-cell table:number-columns-repeated="2" office:value-type="float" office:value="0.7884615385" calcext:value-type="float">
            <text:p>0.788461538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31661724043" calcext:value-type="float">
            <text:p>0.316617240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.81" calcext:value-type="float">
            <text:p>0.81</text:p>
          </table:table-cell>
          <table:table-cell office:value-type="float" office:value="0.2561895512" calcext:value-type="float">
            <text:p>0.2561895512</text:p>
          </table:table-cell>
          <table:table-cell office:value-type="float" office:value="1.4615384615" calcext:value-type="float">
            <text:p>1.4615384615</text:p>
          </table:table-cell>
          <table:table-cell office:value-type="float" office:value="1.3653846154" calcext:value-type="float">
            <text:p>1.3653846154</text:p>
          </table:table-cell>
          <table:table-cell office:value-type="float" office:value="1.9230769231" calcext:value-type="float">
            <text:p>1.9230769231</text:p>
          </table:table-cell>
          <table:table-cell table:number-columns-repeated="1016"/>
        </table:table-row>
        <table:table-row table:style-name="ro1">
          <table:table-cell office:value-type="float" office:value="0.0632225927175" calcext:value-type="float">
            <text:p>0.0632225927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0.81" calcext:value-type="float">
            <text:p>0.81</text:p>
          </table:table-cell>
          <table:table-cell office:value-type="float" office:value="0.3001807686" calcext:value-type="float">
            <text:p>0.3001807686</text:p>
          </table:table-cell>
          <table:table-cell office:value-type="float" office:value="1.5576923077" calcext:value-type="float">
            <text:p>1.5576923077</text:p>
          </table:table-cell>
          <table:table-cell office:value-type="float" office:value="1.3846153846" calcext:value-type="float">
            <text:p>1.3846153846</text:p>
          </table:table-cell>
          <table:table-cell office:value-type="float" office:value="5.7692307692" calcext:value-type="float">
            <text:p>5.7692307692</text:p>
          </table:table-cell>
          <table:table-cell table:number-columns-repeated="1016"/>
        </table:table-row>
        <table:table-row table:style-name="ro1">
          <table:table-cell office:value-type="float" office:value="0.0619168228891" calcext:value-type="float">
            <text:p>0.0619168229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0.81" calcext:value-type="float">
            <text:p>0.81</text:p>
          </table:table-cell>
          <table:table-cell office:value-type="float" office:value="0.3764911408" calcext:value-type="float">
            <text:p>0.3764911408</text:p>
          </table:table-cell>
          <table:table-cell office:value-type="float" office:value="2.1346153846" calcext:value-type="float">
            <text:p>2.1346153846</text:p>
          </table:table-cell>
          <table:table-cell office:value-type="float" office:value="1.8461538462" calcext:value-type="float">
            <text:p>1.8461538462</text:p>
          </table:table-cell>
          <table:table-cell office:value-type="float" office:value="7.6923076923" calcext:value-type="float">
            <text:p>7.6923076923</text:p>
          </table:table-cell>
          <table:table-cell table:number-columns-repeated="1016"/>
        </table:table-row>
        <table:table-row table:style-name="ro1">
          <table:table-cell office:value-type="float" office:value="0.0610104835782" calcext:value-type="float">
            <text:p>0.0610104836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81" calcext:value-type="float">
            <text:p>0.81</text:p>
          </table:table-cell>
          <table:table-cell office:value-type="float" office:value="0.2865636711" calcext:value-type="float">
            <text:p>0.2865636711</text:p>
          </table:table-cell>
          <table:table-cell office:value-type="float" office:value="1.9615384615" calcext:value-type="float">
            <text:p>1.9615384615</text:p>
          </table:table-cell>
          <table:table-cell office:value-type="float" office:value="1.75" calcext:value-type="float">
            <text:p>1.75</text:p>
          </table:table-cell>
          <table:table-cell office:value-type="float" office:value="11.5384615385" calcext:value-type="float">
            <text:p>11.5384615385</text:p>
          </table:table-cell>
          <table:table-cell table:number-columns-repeated="1016"/>
        </table:table-row>
        <table:table-row table:style-name="ro1">
          <table:table-cell office:value-type="float" office:value="0.0609349408413" calcext:value-type="float">
            <text:p>0.060934940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.81" calcext:value-type="float">
            <text:p>0.81</text:p>
          </table:table-cell>
          <table:table-cell office:value-type="float" office:value="0.4752491923" calcext:value-type="float">
            <text:p>0.4752491923</text:p>
          </table:table-cell>
          <table:table-cell office:value-type="float" office:value="4.6730769231" calcext:value-type="float">
            <text:p>4.6730769231</text:p>
          </table:table-cell>
          <table:table-cell office:value-type="float" office:value="2.8076923077" calcext:value-type="float">
            <text:p>2.8076923077</text:p>
          </table:table-cell>
          <table:table-cell office:value-type="float" office:value="32.6923076923" calcext:value-type="float">
            <text:p>32.6923076923</text:p>
          </table:table-cell>
          <table:table-cell table:number-columns-repeated="1016"/>
        </table:table-row>
        <table:table-row table:style-name="ro1">
          <table:table-cell office:value-type="float" office:value="0.0620984024934" calcext:value-type="float">
            <text:p>0.062098402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161314727" calcext:value-type="float">
            <text:p>0.2161314727</text:p>
          </table:table-cell>
          <table:table-cell table:number-columns-repeated="2" office:value-type="float" office:value="1.0576923077" calcext:value-type="float">
            <text:p>1.057692307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0621338376955" calcext:value-type="float">
            <text:p>0.0621338377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.81</text:p>
          </table:table-cell>
          <table:table-cell office:value-type="float" office:value="0.2871905416" calcext:value-type="float">
            <text:p>0.2871905416</text:p>
          </table:table-cell>
          <table:table-cell office:value-type="float" office:value="1.6730769231" calcext:value-type="float">
            <text:p>1.6730769231</text:p>
          </table:table-cell>
          <table:table-cell office:value-type="float" office:value="1.4807692308" calcext:value-type="float">
            <text:p>1.4807692308</text:p>
          </table:table-cell>
          <table:table-cell office:value-type="float" office:value="5.7692307692" calcext:value-type="float">
            <text:p>5.7692307692</text:p>
          </table:table-cell>
          <table:table-cell table:number-columns-repeated="1016"/>
        </table:table-row>
        <table:table-row table:style-name="ro1">
          <table:table-cell office:value-type="float" office:value="0.0614351540794" calcext:value-type="float">
            <text:p>0.0614351541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0.81" calcext:value-type="float">
            <text:p>0.81</text:p>
          </table:table-cell>
          <table:table-cell office:value-type="float" office:value="0.3422973582" calcext:value-type="float">
            <text:p>0.3422973582</text:p>
          </table:table-cell>
          <table:table-cell office:value-type="float" office:value="2.4038461539" calcext:value-type="float">
            <text:p>2.4038461539</text:p>
          </table:table-cell>
          <table:table-cell office:value-type="float" office:value="2.0576923077" calcext:value-type="float">
            <text:p>2.0576923077</text:p>
          </table:table-cell>
          <table:table-cell office:value-type="float" office:value="11.5384615385" calcext:value-type="float">
            <text:p>11.5384615385</text:p>
          </table:table-cell>
          <table:table-cell table:number-columns-repeated="1016"/>
        </table:table-row>
        <table:table-row table:style-name="ro1">
          <table:table-cell office:value-type="float" office:value="0.0604609326701" calcext:value-type="float">
            <text:p>0.0604609327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0.81" calcext:value-type="float">
            <text:p>0.81</text:p>
          </table:table-cell>
          <table:table-cell office:value-type="float" office:value="0.4026446219" calcext:value-type="float">
            <text:p>0.4026446219</text:p>
          </table:table-cell>
          <table:table-cell office:value-type="float" office:value="3.5576923077" calcext:value-type="float">
            <text:p>3.5576923077</text:p>
          </table:table-cell>
          <table:table-cell office:value-type="float" office:value="2.4230769231" calcext:value-type="float">
            <text:p>2.4230769231</text:p>
          </table:table-cell>
          <table:table-cell office:value-type="float" office:value="30.7692307692" calcext:value-type="float">
            <text:p>30.7692307692</text:p>
          </table:table-cell>
          <table:table-cell table:number-columns-repeated="1016"/>
        </table:table-row>
        <table:table-row table:style-name="ro1">
          <table:table-cell office:value-type="float" office:value="0.0603820088832" calcext:value-type="float">
            <text:p>0.0603820089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0.81" calcext:value-type="float">
            <text:p>0.81</text:p>
          </table:table-cell>
          <table:table-cell office:value-type="float" office:value="0.5760573748" calcext:value-type="float">
            <text:p>0.5760573748</text:p>
          </table:table-cell>
          <table:table-cell office:value-type="float" office:value="5.0769230769" calcext:value-type="float">
            <text:p>5.0769230769</text:p>
          </table:table-cell>
          <table:table-cell office:value-type="float" office:value="2.9230769231" calcext:value-type="float">
            <text:p>2.9230769231</text:p>
          </table:table-cell>
          <table:table-cell office:value-type="float" office:value="36.5384615385" calcext:value-type="float">
            <text:p>36.5384615385</text:p>
          </table:table-cell>
          <table:table-cell table:number-columns-repeated="1016"/>
        </table:table-row>
        <table:table-row table:style-name="ro1">
          <table:table-cell office:value-type="float" office:value="0.0591148946243" calcext:value-type="float">
            <text:p>0.0591148946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81" calcext:value-type="float">
            <text:p>0.81</text:p>
          </table:table-cell>
          <table:table-cell office:value-type="float" office:value="0.6832388503" calcext:value-type="float">
            <text:p>0.6832388503</text:p>
          </table:table-cell>
          <table:table-cell office:value-type="float" office:value="8.0192307692" calcext:value-type="float">
            <text:p>8.0192307692</text:p>
          </table:table-cell>
          <table:table-cell office:value-type="float" office:value="3.3269230769" calcext:value-type="float">
            <text:p>3.3269230769</text:p>
          </table:table-cell>
          <table:table-cell office:value-type="float" office:value="42.3076923077" calcext:value-type="float">
            <text:p>42.3076923077</text:p>
          </table:table-cell>
          <table:table-cell table:number-columns-repeated="1016"/>
        </table:table-row>
        <table:table-row table:style-name="ro1">
          <table:table-cell office:value-type="float" office:value="0.147553178201" calcext:value-type="float">
            <text:p>0.1475531782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0.81" calcext:value-type="float">
            <text:p>0.81</text:p>
          </table:table-cell>
          <table:table-cell office:value-type="float" office:value="0.607811554" calcext:value-type="float">
            <text:p>0.607811554</text:p>
          </table:table-cell>
          <table:table-cell office:value-type="float" office:value="7.3653846154" calcext:value-type="float">
            <text:p>7.3653846154</text:p>
          </table:table-cell>
          <table:table-cell office:value-type="float" office:value="3.5192307692" calcext:value-type="float">
            <text:p>3.5192307692</text:p>
          </table:table-cell>
          <table:table-cell office:value-type="float" office:value="46.1538461538" calcext:value-type="float">
            <text:p>46.1538461538</text:p>
          </table:table-cell>
          <table:table-cell table:number-columns-repeated="1016"/>
        </table:table-row>
        <table:table-row table:style-name="ro1">
          <table:table-cell office:value-type="float" office:value="0.0614833574685" calcext:value-type="float">
            <text:p>0.061483357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273667708" calcext:value-type="float">
            <text:p>0.2273667708</text:p>
          </table:table-cell>
          <table:table-cell table:number-columns-repeated="2" office:value-type="float" office:value="0.9230769231" calcext:value-type="float">
            <text:p>0.923076923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060957358229" calcext:value-type="float">
            <text:p>0.060957358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.81</text:p>
          </table:table-cell>
          <table:table-cell office:value-type="float" office:value="0.3951649997" calcext:value-type="float">
            <text:p>0.3951649997</text:p>
          </table:table-cell>
          <table:table-cell office:value-type="float" office:value="2.6923076923" calcext:value-type="float">
            <text:p>2.6923076923</text:p>
          </table:table-cell>
          <table:table-cell office:value-type="float" office:value="1.6346153846" calcext:value-type="float">
            <text:p>1.6346153846</text:p>
          </table:table-cell>
          <table:table-cell office:value-type="float" office:value="13.4615384615" calcext:value-type="float">
            <text:p>13.4615384615</text:p>
          </table:table-cell>
          <table:table-cell table:number-columns-repeated="1016"/>
        </table:table-row>
        <table:table-row table:style-name="ro1">
          <table:table-cell office:value-type="float" office:value="0.0600275683854" calcext:value-type="float">
            <text:p>0.0600275684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0.81" calcext:value-type="float">
            <text:p>0.81</text:p>
          </table:table-cell>
          <table:table-cell office:value-type="float" office:value="0.4665759931" calcext:value-type="float">
            <text:p>0.4665759931</text:p>
          </table:table-cell>
          <table:table-cell office:value-type="float" office:value="3.2115384615" calcext:value-type="float">
            <text:p>3.2115384615</text:p>
          </table:table-cell>
          <table:table-cell office:value-type="float" office:value="2.4615384615" calcext:value-type="float">
            <text:p>2.4615384615</text:p>
          </table:table-cell>
          <table:table-cell office:value-type="float" office:value="21.1538461538" calcext:value-type="float">
            <text:p>21.1538461538</text:p>
          </table:table-cell>
          <table:table-cell table:number-columns-repeated="1016"/>
        </table:table-row>
        <table:table-row table:style-name="ro1">
          <table:table-cell office:value-type="float" office:value="0.0586216834029" calcext:value-type="float">
            <text:p>0.0586216834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0.81" calcext:value-type="float">
            <text:p>0.81</text:p>
          </table:table-cell>
          <table:table-cell office:value-type="float" office:value="0.5271255197" calcext:value-type="float">
            <text:p>0.5271255197</text:p>
          </table:table-cell>
          <table:table-cell office:value-type="float" office:value="7.3269230769" calcext:value-type="float">
            <text:p>7.3269230769</text:p>
          </table:table-cell>
          <table:table-cell office:value-type="float" office:value="3.3653846154" calcext:value-type="float">
            <text:p>3.3653846154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float" office:value="0.0562991933502" calcext:value-type="float">
            <text:p>0.0562991934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0.81" calcext:value-type="float">
            <text:p>0.81</text:p>
          </table:table-cell>
          <table:table-cell office:value-type="float" office:value="0.5622256243" calcext:value-type="float">
            <text:p>0.5622256243</text:p>
          </table:table-cell>
          <table:table-cell office:value-type="float" office:value="6.5769230769" calcext:value-type="float">
            <text:p>6.5769230769</text:p>
          </table:table-cell>
          <table:table-cell office:value-type="float" office:value="3.0961538462" calcext:value-type="float">
            <text:p>3.0961538462</text:p>
          </table:table-cell>
          <table:table-cell office:value-type="float" office:value="36.5384615385" calcext:value-type="float">
            <text:p>36.5384615385</text:p>
          </table:table-cell>
          <table:table-cell table:number-columns-repeated="1016"/>
        </table:table-row>
        <table:table-row table:style-name="ro1">
          <table:table-cell office:value-type="float" office:value="0.0536588511922" calcext:value-type="float">
            <text:p>0.0536588512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.81" calcext:value-type="float">
            <text:p>0.81</text:p>
          </table:table-cell>
          <table:table-cell office:value-type="float" office:value="0.4570138899" calcext:value-type="float">
            <text:p>0.4570138899</text:p>
          </table:table-cell>
          <table:table-cell office:value-type="float" office:value="4.3846153846" calcext:value-type="float">
            <text:p>4.3846153846</text:p>
          </table:table-cell>
          <table:table-cell office:value-type="float" office:value="2.9807692308" calcext:value-type="float">
            <text:p>2.9807692308</text:p>
          </table:table-cell>
          <table:table-cell office:value-type="float" office:value="32.6923076923" calcext:value-type="float">
            <text:p>32.6923076923</text:p>
          </table:table-cell>
          <table:table-cell table:number-columns-repeated="1016"/>
        </table:table-row>
        <table:table-row table:style-name="ro1">
          <table:table-cell office:value-type="float" office:value="0.0499727595471" calcext:value-type="float">
            <text:p>0.049972759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0.81" calcext:value-type="float">
            <text:p>0.81</text:p>
          </table:table-cell>
          <table:table-cell office:value-type="float" office:value="0.3904218297" calcext:value-type="float">
            <text:p>0.3904218297</text:p>
          </table:table-cell>
          <table:table-cell office:value-type="float" office:value="4.4615384615" calcext:value-type="float">
            <text:p>4.4615384615</text:p>
          </table:table-cell>
          <table:table-cell office:value-type="float" office:value="2.7307692308" calcext:value-type="float">
            <text:p>2.7307692308</text:p>
          </table:table-cell>
          <table:table-cell office:value-type="float" office:value="32.6923076923" calcext:value-type="float">
            <text:p>32.6923076923</text:p>
          </table:table-cell>
          <table:table-cell table:number-columns-repeated="1016"/>
        </table:table-row>
        <table:table-row table:style-name="ro1">
          <table:table-cell office:value-type="float" office:value="0.0622870516392" calcext:value-type="float">
            <text:p>0.0622870516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867660295" calcext:value-type="float">
            <text:p>0.2867660295</text:p>
          </table:table-cell>
          <table:table-cell office:value-type="float" office:value="1.5" calcext:value-type="float">
            <text:p>1.5</text:p>
          </table:table-cell>
          <table:table-cell office:value-type="float" office:value="1.3846153846" calcext:value-type="float">
            <text:p>1.3846153846</text:p>
          </table:table-cell>
          <table:table-cell office:value-type="float" office:value="5.7692307692" calcext:value-type="float">
            <text:p>5.7692307692</text:p>
          </table:table-cell>
          <table:table-cell table:number-columns-repeated="1016"/>
        </table:table-row>
        <table:table-row table:style-name="ro1">
          <table:table-cell office:value-type="float" office:value="0.0612403814087" calcext:value-type="float">
            <text:p>0.0612403814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.81</text:p>
          </table:table-cell>
          <table:table-cell office:value-type="float" office:value="0.4253263784" calcext:value-type="float">
            <text:p>0.4253263784</text:p>
          </table:table-cell>
          <table:table-cell office:value-type="float" office:value="3.0961538462" calcext:value-type="float">
            <text:p>3.0961538462</text:p>
          </table:table-cell>
          <table:table-cell office:value-type="float" office:value="2.4038461539" calcext:value-type="float">
            <text:p>2.4038461539</text:p>
          </table:table-cell>
          <table:table-cell office:value-type="float" office:value="17.3076923077" calcext:value-type="float">
            <text:p>17.3076923077</text:p>
          </table:table-cell>
          <table:table-cell table:number-columns-repeated="1016"/>
        </table:table-row>
        <table:table-row table:style-name="ro1">
          <table:table-cell office:value-type="float" office:value="0.0589826749669" calcext:value-type="float">
            <text:p>0.058982675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0.81" calcext:value-type="float">
            <text:p>0.81</text:p>
          </table:table-cell>
          <table:table-cell office:value-type="float" office:value="0.4047777864" calcext:value-type="float">
            <text:p>0.4047777864</text:p>
          </table:table-cell>
          <table:table-cell office:value-type="float" office:value="5.6538461539" calcext:value-type="float">
            <text:p>5.6538461539</text:p>
          </table:table-cell>
          <table:table-cell office:value-type="float" office:value="2.9038461539" calcext:value-type="float">
            <text:p>2.9038461539</text:p>
          </table:table-cell>
          <table:table-cell office:value-type="float" office:value="36.5384615385" calcext:value-type="float">
            <text:p>36.5384615385</text:p>
          </table:table-cell>
          <table:table-cell table:number-columns-repeated="1016"/>
        </table:table-row>
        <table:table-row table:style-name="ro1">
          <table:table-cell office:value-type="float" office:value="0.056067385433" calcext:value-type="float">
            <text:p>0.0560673854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0.81" calcext:value-type="float">
            <text:p>0.81</text:p>
          </table:table-cell>
          <table:table-cell office:value-type="float" office:value="0.5944864373" calcext:value-type="float">
            <text:p>0.5944864373</text:p>
          </table:table-cell>
          <table:table-cell office:value-type="float" office:value="7.3461538462" calcext:value-type="float">
            <text:p>7.3461538462</text:p>
          </table:table-cell>
          <table:table-cell office:value-type="float" office:value="3.5769230769" calcext:value-type="float">
            <text:p>3.5769230769</text:p>
          </table:table-cell>
          <table:table-cell office:value-type="float" office:value="51.9230769231" calcext:value-type="float">
            <text:p>51.9230769231</text:p>
          </table:table-cell>
          <table:table-cell table:number-columns-repeated="1016"/>
        </table:table-row>
        <table:table-row table:style-name="ro1">
          <table:table-cell office:value-type="float" office:value="0.0516485803392" calcext:value-type="float">
            <text:p>0.0516485803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0.81" calcext:value-type="float">
            <text:p>0.81</text:p>
          </table:table-cell>
          <table:table-cell office:value-type="float" office:value="0.4574828391" calcext:value-type="float">
            <text:p>0.4574828391</text:p>
          </table:table-cell>
          <table:table-cell office:value-type="float" office:value="6.2692307692" calcext:value-type="float">
            <text:p>6.2692307692</text:p>
          </table:table-cell>
          <table:table-cell office:value-type="float" office:value="3.2115384615" calcext:value-type="float">
            <text:p>3.2115384615</text:p>
          </table:table-cell>
          <table:table-cell office:value-type="float" office:value="38.4615384615" calcext:value-type="float">
            <text:p>38.4615384615</text:p>
          </table:table-cell>
          <table:table-cell table:number-columns-repeated="1016"/>
        </table:table-row>
        <table:table-row table:style-name="ro1">
          <table:table-cell office:value-type="float" office:value="0.048392437176" calcext:value-type="float">
            <text:p>0.0483924372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0.81" calcext:value-type="float">
            <text:p>0.81</text:p>
          </table:table-cell>
          <table:table-cell office:value-type="float" office:value="0.4864724568" calcext:value-type="float">
            <text:p>0.4864724568</text:p>
          </table:table-cell>
          <table:table-cell office:value-type="float" office:value="3.3653846154" calcext:value-type="float">
            <text:p>3.3653846154</text:p>
          </table:table-cell>
          <table:table-cell office:value-type="float" office:value="2.7115384615" calcext:value-type="float">
            <text:p>2.7115384615</text:p>
          </table:table-cell>
          <table:table-cell office:value-type="float" office:value="19.2307692308" calcext:value-type="float">
            <text:p>19.2307692308</text:p>
          </table:table-cell>
          <table:table-cell table:number-columns-repeated="1016"/>
        </table:table-row>
        <table:table-row table:style-name="ro1">
          <table:table-cell office:value-type="float" office:value="0.0428997221498" calcext:value-type="float">
            <text:p>0.0428997221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0.81" calcext:value-type="float">
            <text:p>0.81</text:p>
          </table:table-cell>
          <table:table-cell office:value-type="float" office:value="0.2418160707" calcext:value-type="float">
            <text:p>0.2418160707</text:p>
          </table:table-cell>
          <table:table-cell office:value-type="float" office:value="1.5" calcext:value-type="float">
            <text:p>1.5</text:p>
          </table:table-cell>
          <table:table-cell office:value-type="float" office:value="1.2884615385" calcext:value-type="float">
            <text:p>1.2884615385</text:p>
          </table:table-cell>
          <table:table-cell office:value-type="float" office:value="5.7692307692" calcext:value-type="float">
            <text:p>5.7692307692</text:p>
          </table:table-cell>
          <table:table-cell table:number-columns-repeated="1016"/>
        </table:table-row>
        <table:table-row table:style-name="ro1">
          <table:table-cell office:value-type="float" office:value="0.0597377116728" calcext:value-type="float">
            <text:p>0.0597377117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3313170027" calcext:value-type="float">
            <text:p>0.3313170027</text:p>
          </table:table-cell>
          <table:table-cell office:value-type="float" office:value="2.0384615385" calcext:value-type="float">
            <text:p>2.0384615385</text:p>
          </table:table-cell>
          <table:table-cell office:value-type="float" office:value="1.6923076923" calcext:value-type="float">
            <text:p>1.6923076923</text:p>
          </table:table-cell>
          <table:table-cell office:value-type="float" office:value="7.6923076923" calcext:value-type="float">
            <text:p>7.6923076923</text:p>
          </table:table-cell>
          <table:table-cell table:number-columns-repeated="1016"/>
        </table:table-row>
        <table:table-row table:style-name="ro1">
          <table:table-cell office:value-type="float" office:value="0.0587913942567" calcext:value-type="float">
            <text:p>0.0587913943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.81</text:p>
          </table:table-cell>
          <table:table-cell office:value-type="float" office:value="0.6715241982" calcext:value-type="float">
            <text:p>0.6715241982</text:p>
          </table:table-cell>
          <table:table-cell office:value-type="float" office:value="5.2692307692" calcext:value-type="float">
            <text:p>5.2692307692</text:p>
          </table:table-cell>
          <table:table-cell office:value-type="float" office:value="2.7884615385" calcext:value-type="float">
            <text:p>2.7884615385</text:p>
          </table:table-cell>
          <table:table-cell office:value-type="float" office:value="32.6923076923" calcext:value-type="float">
            <text:p>32.6923076923</text:p>
          </table:table-cell>
          <table:table-cell table:number-columns-repeated="1016"/>
        </table:table-row>
        <table:table-row table:style-name="ro1">
          <table:table-cell office:value-type="float" office:value="0.0554477586899" calcext:value-type="float">
            <text:p>0.0554477587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0.81" calcext:value-type="float">
            <text:p>0.81</text:p>
          </table:table-cell>
          <table:table-cell office:value-type="float" office:value="0.5480197819" calcext:value-type="float">
            <text:p>0.5480197819</text:p>
          </table:table-cell>
          <table:table-cell office:value-type="float" office:value="6.1923076923" calcext:value-type="float">
            <text:p>6.1923076923</text:p>
          </table:table-cell>
          <table:table-cell office:value-type="float" office:value="3.4615384615" calcext:value-type="float">
            <text:p>3.4615384615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float" office:value="0.0509942234054" calcext:value-type="float">
            <text:p>0.0509942234</text:p>
          </table:table-cell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0.81" calcext:value-type="float">
            <text:p>0.81</text:p>
          </table:table-cell>
          <table:table-cell office:value-type="float" office:value="0.4453063797" calcext:value-type="float">
            <text:p>0.4453063797</text:p>
          </table:table-cell>
          <table:table-cell office:value-type="float" office:value="3.1538461539" calcext:value-type="float">
            <text:p>3.1538461539</text:p>
          </table:table-cell>
          <table:table-cell office:value-type="float" office:value="2.2115384615" calcext:value-type="float">
            <text:p>2.2115384615</text:p>
          </table:table-cell>
          <table:table-cell office:value-type="float" office:value="19.2307692308" calcext:value-type="float">
            <text:p>19.2307692308</text:p>
          </table:table-cell>
          <table:table-cell table:number-columns-repeated="1016"/>
        </table:table-row>
        <table:table-row table:style-name="ro1">
          <table:table-cell office:value-type="float" office:value="0.0445220210675" calcext:value-type="float">
            <text:p>0.0445220211</text:p>
          </table:table-cell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office:value-type="float" office:value="0.81" calcext:value-type="float">
            <text:p>0.81</text:p>
          </table:table-cell>
          <table:table-cell office:value-type="float" office:value="0.3429083658" calcext:value-type="float">
            <text:p>0.3429083658</text:p>
          </table:table-cell>
          <table:table-cell office:value-type="float" office:value="1.6730769231" calcext:value-type="float">
            <text:p>1.6730769231</text:p>
          </table:table-cell>
          <table:table-cell office:value-type="float" office:value="1.4230769231" calcext:value-type="float">
            <text:p>1.4230769231</text:p>
          </table:table-cell>
          <table:table-cell office:value-type="float" office:value="7.6923076923" calcext:value-type="float">
            <text:p>7.6923076923</text:p>
          </table:table-cell>
          <table:table-cell table:number-columns-repeated="1016"/>
        </table:table-row>
        <table:table-row table:style-name="ro1">
          <table:table-cell office:value-type="float" office:value="0.0375353134177" calcext:value-type="float">
            <text:p>0.0375353134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0.81" calcext:value-type="float">
            <text:p>0.81</text:p>
          </table:table-cell>
          <table:table-cell office:value-type="float" office:value="0.2493859154" calcext:value-type="float">
            <text:p>0.2493859154</text:p>
          </table:table-cell>
          <table:table-cell office:value-type="float" office:value="1.0769230769" calcext:value-type="float">
            <text:p>1.0769230769</text:p>
          </table:table-cell>
          <table:table-cell office:value-type="float" office:value="1.0576923077" calcext:value-type="float">
            <text:p>1.0576923077</text:p>
          </table:table-cell>
          <table:table-cell office:value-type="float" office:value="1.9230769231" calcext:value-type="float">
            <text:p>1.9230769231</text:p>
          </table:table-cell>
          <table:table-cell table:number-columns-repeated="1016"/>
        </table:table-row>
        <table:table-row table:style-name="ro1">
          <table:table-cell office:value-type="float" office:value="0.0319624594134" calcext:value-type="float">
            <text:p>0.0319624594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office:value-type="float" office:value="0.81" calcext:value-type="float">
            <text:p>0.81</text:p>
          </table:table-cell>
          <table:table-cell office:value-type="float" office:value="0.2183981268" calcext:value-type="float">
            <text:p>0.2183981268</text:p>
          </table:table-cell>
          <table:table-cell office:value-type="float" office:value="1.1538461539" calcext:value-type="float">
            <text:p>1.1538461539</text:p>
          </table:table-cell>
          <table:table-cell office:value-type="float" office:value="1.1346153846" calcext:value-type="float">
            <text:p>1.1346153846</text:p>
          </table:table-cell>
          <table:table-cell office:value-type="float" office:value="1.9230769231" calcext:value-type="float">
            <text:p>1.9230769231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5T23:26:51.790620740</dc:date>
    <meta:editing-duration>PT2M47S</meta:editing-duration>
    <meta:editing-cycles>1</meta:editing-cycles>
    <meta:document-statistic meta:table-count="1" meta:cell-count="1016" meta:object-count="4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5.108cm" svg:height="14.391cm" xlink:href=".." xlink:type="simple" chart:class="chart:scatter" chart:style-name="ch1">
        <chart:legend chart:legend-position="end" svg:x="32.183cm" svg:y="6.896cm" style:legend-expansion="high" chart:style-name="ch2"/>
        <chart:plot-area chart:style-name="ch3" table:cell-range-address="average_results_all_speeds.A2:average_results_all_speeds.A127 average_results_all_speeds.E1:average_results_all_speeds.E127" chart:data-source-has-labels="row" svg:x="0.702cm" svg:y="0.287cm" svg:width="30.779cm" svg:height="13.817cm">
          <chartooo:coordinate-region svg:x="1.429cm" svg:y="0.486cm" svg:width="29.72cm" svg:height="12.9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verage_results_all_speeds.E2:average_results_all_speeds.E127" chart:label-cell-address="average_results_all_speeds.E1:average_results_all_speeds.E1" chart:class="chart:scatter">
            <chart:domain table:cell-range-address="average_results_all_speeds.A2:average_results_all_speeds.A127"/>
            <chart:data-point chart:repeated="1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_Time</text:p>
                <draw:g>
                  <svg:desc>average_results_all_speeds.E1:average_results_all_speed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0607218829">
                <text:p>0.020607218829</text:p>
                <draw:g>
                  <svg:desc>average_results_all_speeds.A2:average_results_all_speeds.A127</svg:desc>
                </draw:g>
              </table:table-cell>
              <table:table-cell office:value-type="float" office:value="0.1598543619">
                <text:p>0.1598543619</text:p>
                <draw:g>
                  <svg:desc>average_results_all_speeds.E2:average_results_all_speeds.E1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09759939747">
                <text:p>0.0209759939747</text:p>
              </table:table-cell>
              <table:table-cell office:value-type="float" office:value="0.153321207">
                <text:p>0.1533212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0748623585">
                <text:p>0.020748623585</text:p>
              </table:table-cell>
              <table:table-cell office:value-type="float" office:value="0.1414127718">
                <text:p>0.14141277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07673212987">
                <text:p>0.0207673212987</text:p>
              </table:table-cell>
              <table:table-cell office:value-type="float" office:value="0.1468658617">
                <text:p>0.14686586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11669869005">
                <text:p>0.0211669869005</text:p>
              </table:table-cell>
              <table:table-cell office:value-type="float" office:value="0.1527024024">
                <text:p>0.15270240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02515961811">
                <text:p>0.0202515961811</text:p>
              </table:table-cell>
              <table:table-cell office:value-type="float" office:value="0.1509183479">
                <text:p>0.15091834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10961090639">
                <text:p>0.0210961090639</text:p>
              </table:table-cell>
              <table:table-cell office:value-type="float" office:value="0.1627190679">
                <text:p>0.16271906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57362143895">
                <text:p>0.157362143895</text:p>
              </table:table-cell>
              <table:table-cell office:value-type="float" office:value="0.1500432688">
                <text:p>0.15004326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03686789649">
                <text:p>0.0203686789649</text:p>
              </table:table-cell>
              <table:table-cell office:value-type="float" office:value="0.1487232024">
                <text:p>0.14872320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13325281168">
                <text:p>0.0213325281168</text:p>
              </table:table-cell>
              <table:table-cell office:value-type="float" office:value="0.1669990778">
                <text:p>0.16699907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09840923495">
                <text:p>0.0209840923495</text:p>
              </table:table-cell>
              <table:table-cell office:value-type="float" office:value="0.1691411713">
                <text:p>0.16914117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1022686616">
                <text:p>0.021022686616</text:p>
              </table:table-cell>
              <table:table-cell office:value-type="float" office:value="0.1682040999">
                <text:p>0.16820409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06689127794">
                <text:p>0.0206689127794</text:p>
              </table:table-cell>
              <table:table-cell office:value-type="float" office:value="0.1631812097">
                <text:p>0.16318120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0402419898">
                <text:p>0.020402419898</text:p>
              </table:table-cell>
              <table:table-cell office:value-type="float" office:value="0.1896187701">
                <text:p>0.18961877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06297990344">
                <text:p>0.0206297990344</text:p>
              </table:table-cell>
              <table:table-cell office:value-type="float" office:value="0.1666538986">
                <text:p>0.16665389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05684488062">
                <text:p>0.0205684488062</text:p>
              </table:table-cell>
              <table:table-cell office:value-type="float" office:value="0.1457178988">
                <text:p>0.14571789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06408724642">
                <text:p>0.0206408724642</text:p>
              </table:table-cell>
              <table:table-cell office:value-type="float" office:value="0.1627901775">
                <text:p>0.16279017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98431511782">
                <text:p>0.0198431511782</text:p>
              </table:table-cell>
              <table:table-cell office:value-type="float" office:value="0.193549917">
                <text:p>0.1935499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99263837397">
                <text:p>0.0199263837397</text:p>
              </table:table-cell>
              <table:table-cell office:value-type="float" office:value="0.192021607">
                <text:p>0.1920216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97728162688">
                <text:p>0.0197728162688</text:p>
              </table:table-cell>
              <table:table-cell office:value-type="float" office:value="0.2019152025">
                <text:p>0.20191520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87311472427">
                <text:p>0.0187311472427</text:p>
              </table:table-cell>
              <table:table-cell office:value-type="float" office:value="0.1823593898">
                <text:p>0.18235938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06274191931">
                <text:p>0.0206274191931</text:p>
              </table:table-cell>
              <table:table-cell office:value-type="float" office:value="0.1560900956">
                <text:p>0.15609009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04635698774">
                <text:p>0.0204635698774</text:p>
              </table:table-cell>
              <table:table-cell office:value-type="float" office:value="0.1593679481">
                <text:p>0.15936794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98308666548">
                <text:p>0.0198308666548</text:p>
              </table:table-cell>
              <table:table-cell office:value-type="float" office:value="0.1797245029">
                <text:p>0.17972450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95482625068">
                <text:p>0.0195482625068</text:p>
              </table:table-cell>
              <table:table-cell office:value-type="float" office:value="0.1805751022">
                <text:p>0.18057510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91508716705">
                <text:p>0.0191508716705</text:p>
              </table:table-cell>
              <table:table-cell office:value-type="float" office:value="0.2064054733">
                <text:p>0.20640547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74874075375">
                <text:p>0.0174874075375</text:p>
              </table:table-cell>
              <table:table-cell office:value-type="float" office:value="0.1581288801">
                <text:p>0.15812888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67638709151">
                <text:p>0.0167638709151</text:p>
              </table:table-cell>
              <table:table-cell office:value-type="float" office:value="0.166102221">
                <text:p>0.1661022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01026510338">
                <text:p>0.0201026510338</text:p>
              </table:table-cell>
              <table:table-cell office:value-type="float" office:value="0.160417553">
                <text:p>0.1604175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01544711254">
                <text:p>0.0201544711254</text:p>
              </table:table-cell>
              <table:table-cell office:value-type="float" office:value="0.1661772768">
                <text:p>0.16617727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98065209863">
                <text:p>0.0198065209863</text:p>
              </table:table-cell>
              <table:table-cell office:value-type="float" office:value="0.1972485239">
                <text:p>0.19724852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84373954596">
                <text:p>0.0184373954596</text:p>
              </table:table-cell>
              <table:table-cell office:value-type="float" office:value="0.1822972107">
                <text:p>0.18229721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71492856131">
                <text:p>0.0171492856131</text:p>
              </table:table-cell>
              <table:table-cell office:value-type="float" office:value="0.1574267626">
                <text:p>0.15742676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58435912829">
                <text:p>0.0158435912829</text:p>
              </table:table-cell>
              <table:table-cell office:value-type="float" office:value="0.1512312122">
                <text:p>0.15123121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39385107315">
                <text:p>0.0139385107315</text:p>
              </table:table-cell>
              <table:table-cell office:value-type="float" office:value="0.1699993579">
                <text:p>0.16999935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02063379325">
                <text:p>0.0202063379325</text:p>
              </table:table-cell>
              <table:table-cell office:value-type="float" office:value="0.1736741921">
                <text:p>0.17367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00903677041">
                <text:p>0.0200903677041</text:p>
              </table:table-cell>
              <table:table-cell office:value-type="float" office:value="0.1946337945">
                <text:p>0.19463379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92189473629">
                <text:p>0.0192189473629</text:p>
              </table:table-cell>
              <table:table-cell office:value-type="float" office:value="0.1743476195">
                <text:p>0.17434761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70495570882">
                <text:p>0.0170495570882</text:p>
              </table:table-cell>
              <table:table-cell office:value-type="float" office:value="0.1698197637">
                <text:p>0.16981976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38887421783">
                <text:p>0.0138887421783</text:p>
              </table:table-cell>
              <table:table-cell office:value-type="float" office:value="0.165647707">
                <text:p>0.1656477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27067406964">
                <text:p>0.0127067406964</text:p>
              </table:table-cell>
              <table:table-cell office:value-type="float" office:value="0.1475380691">
                <text:p>0.14753806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08621411697">
                <text:p>0.0108621411697</text:p>
              </table:table-cell>
              <table:table-cell office:value-type="float" office:value="0.1457010725">
                <text:p>0.14570107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1240818016">
                <text:p>0.041240818016</text:p>
              </table:table-cell>
              <table:table-cell office:value-type="float" office:value="0.1589674502">
                <text:p>0.15896745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12112143369">
                <text:p>0.0412112143369</text:p>
              </table:table-cell>
              <table:table-cell office:value-type="float" office:value="0.1664109603">
                <text:p>0.16641096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1429833828">
                <text:p>0.041429833828</text:p>
              </table:table-cell>
              <table:table-cell office:value-type="float" office:value="0.1579157279">
                <text:p>0.15791572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08781802766">
                <text:p>0.0408781802766</text:p>
              </table:table-cell>
              <table:table-cell office:value-type="float" office:value="0.161266261">
                <text:p>0.1612662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16476681435">
                <text:p>0.0416476681435</text:p>
              </table:table-cell>
              <table:table-cell office:value-type="float" office:value="0.1704129716">
                <text:p>0.17041297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15432857417">
                <text:p>0.0415432857417</text:p>
              </table:table-cell>
              <table:table-cell office:value-type="float" office:value="0.1584676971">
                <text:p>0.15846769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13752458776">
                <text:p>0.0413752458776</text:p>
              </table:table-cell>
              <table:table-cell office:value-type="float" office:value="0.156329497">
                <text:p>0.1563294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16996515606">
                <text:p>0.0416996515606</text:p>
              </table:table-cell>
              <table:table-cell office:value-type="float" office:value="0.181766435">
                <text:p>0.1817664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418168417312">
                <text:p>0.0418168417312</text:p>
              </table:table-cell>
              <table:table-cell office:value-type="float" office:value="0.1760956864">
                <text:p>0.17609568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411823011308">
                <text:p>0.0411823011308</text:p>
              </table:table-cell>
              <table:table-cell office:value-type="float" office:value="0.2074964635">
                <text:p>0.20749646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411758506251">
                <text:p>0.0411758506251</text:p>
              </table:table-cell>
              <table:table-cell office:value-type="float" office:value="0.2212036273">
                <text:p>0.22120362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415407455997">
                <text:p>0.0415407455997</text:p>
              </table:table-cell>
              <table:table-cell office:value-type="float" office:value="0.1766290453">
                <text:p>0.17662904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410372591334">
                <text:p>0.0410372591334</text:p>
              </table:table-cell>
              <table:table-cell office:value-type="float" office:value="0.2409115505">
                <text:p>0.24091155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400369746652">
                <text:p>0.0400369746652</text:p>
              </table:table-cell>
              <table:table-cell office:value-type="float" office:value="0.2569343784">
                <text:p>0.25693437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41449093446">
                <text:p>0.041449093446</text:p>
              </table:table-cell>
              <table:table-cell office:value-type="float" office:value="0.1630266817">
                <text:p>0.16302668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411179916597">
                <text:p>0.0411179916597</text:p>
              </table:table-cell>
              <table:table-cell office:value-type="float" office:value="0.1947942881">
                <text:p>0.19479428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406276747665">
                <text:p>0.0406276747665</text:p>
              </table:table-cell>
              <table:table-cell office:value-type="float" office:value="0.2377042154">
                <text:p>0.23770421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402276416203">
                <text:p>0.0402276416203</text:p>
              </table:table-cell>
              <table:table-cell office:value-type="float" office:value="0.3327196878">
                <text:p>0.33271968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394338306379">
                <text:p>0.0394338306379</text:p>
              </table:table-cell>
              <table:table-cell office:value-type="float" office:value="0.3414605781">
                <text:p>0.34146057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389648606895">
                <text:p>0.0389648606895</text:p>
              </table:table-cell>
              <table:table-cell office:value-type="float" office:value="0.4348073392">
                <text:p>0.43480733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368940664276">
                <text:p>0.0368940664276</text:p>
              </table:table-cell>
              <table:table-cell office:value-type="float" office:value="0.3278551961">
                <text:p>0.32785519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410212672983">
                <text:p>0.0410212672983</text:p>
              </table:table-cell>
              <table:table-cell office:value-type="float" office:value="0.1894307474">
                <text:p>0.18943074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406137104244">
                <text:p>0.0406137104244</text:p>
              </table:table-cell>
              <table:table-cell office:value-type="float" office:value="0.2322356958">
                <text:p>0.23223569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404124222804">
                <text:p>0.0404124222804</text:p>
              </table:table-cell>
              <table:table-cell office:value-type="float" office:value="0.3059389724">
                <text:p>0.30593897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390304718612">
                <text:p>0.0390304718612</text:p>
              </table:table-cell>
              <table:table-cell office:value-type="float" office:value="0.3001245934">
                <text:p>0.30012459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74021106082">
                <text:p>0.0374021106082</text:p>
              </table:table-cell>
              <table:table-cell office:value-type="float" office:value="0.3541234032">
                <text:p>0.35412340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58151644465">
                <text:p>0.0358151644465</text:p>
              </table:table-cell>
              <table:table-cell office:value-type="float" office:value="0.3279028276">
                <text:p>0.32790282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28816157108">
                <text:p>0.0328816157108</text:p>
              </table:table-cell>
              <table:table-cell office:value-type="float" office:value="0.2744268136">
                <text:p>0.27442681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409851192867">
                <text:p>0.0409851192867</text:p>
              </table:table-cell>
              <table:table-cell office:value-type="float" office:value="0.1879310127">
                <text:p>0.18793101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402463028301">
                <text:p>0.0402463028301</text:p>
              </table:table-cell>
              <table:table-cell office:value-type="float" office:value="0.3483739607">
                <text:p>0.34837396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395540283189">
                <text:p>0.0395540283189</text:p>
              </table:table-cell>
              <table:table-cell office:value-type="float" office:value="0.4778661357">
                <text:p>0.47786613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369462554825">
                <text:p>0.0369462554825</text:p>
              </table:table-cell>
              <table:table-cell office:value-type="float" office:value="0.3379406349">
                <text:p>0.33794063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341896685964">
                <text:p>0.0341896685964</text:p>
              </table:table-cell>
              <table:table-cell office:value-type="float" office:value="0.3375362663">
                <text:p>0.33753626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316482344422">
                <text:p>0.0316482344422</text:p>
              </table:table-cell>
              <table:table-cell office:value-type="float" office:value="0.1858160155">
                <text:p>0.18581601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92299723201">
                <text:p>0.0292299723201</text:p>
              </table:table-cell>
              <table:table-cell office:value-type="float" office:value="0.1972447558">
                <text:p>0.19724475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408113160602">
                <text:p>0.0408113160602</text:p>
              </table:table-cell>
              <table:table-cell office:value-type="float" office:value="0.2485489177">
                <text:p>0.24854891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396687464388">
                <text:p>0.0396687464388</text:p>
              </table:table-cell>
              <table:table-cell office:value-type="float" office:value="0.4775565538">
                <text:p>0.47755655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367265214071">
                <text:p>0.0367265214071</text:p>
              </table:table-cell>
              <table:table-cell office:value-type="float" office:value="0.281217873">
                <text:p>0.2812178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33602362667">
                <text:p>0.033602362667</text:p>
              </table:table-cell>
              <table:table-cell office:value-type="float" office:value="0.2966395161">
                <text:p>0.29663951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29557027961">
                <text:p>0.029557027961</text:p>
              </table:table-cell>
              <table:table-cell office:value-type="float" office:value="0.1695206406">
                <text:p>0.16952064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49548636661">
                <text:p>0.0249548636661</text:p>
              </table:table-cell>
              <table:table-cell office:value-type="float" office:value="0.1834929172">
                <text:p>0.18349291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1447656531">
                <text:p>0.021447656531</text:p>
              </table:table-cell>
              <table:table-cell office:value-type="float" office:value="0.1719822241">
                <text:p>0.17198222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625491588999">
                <text:p>0.0625491588999</text:p>
              </table:table-cell>
              <table:table-cell office:value-type="float" office:value="0.2054229712">
                <text:p>0.20542297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614556826626">
                <text:p>0.0614556826626</text:p>
              </table:table-cell>
              <table:table-cell office:value-type="float" office:value="0.1728403664">
                <text:p>0.17284036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615536934273">
                <text:p>0.0615536934273</text:p>
              </table:table-cell>
              <table:table-cell office:value-type="float" office:value="0.2079210853">
                <text:p>0.20792108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617781295971">
                <text:p>0.0617781295971</text:p>
              </table:table-cell>
              <table:table-cell office:value-type="float" office:value="0.1781908433">
                <text:p>0.17819084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634464323063">
                <text:p>0.0634464323063</text:p>
              </table:table-cell>
              <table:table-cell office:value-type="float" office:value="0.1895737836">
                <text:p>0.18957378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62671899481">
                <text:p>0.062671899481</text:p>
              </table:table-cell>
              <table:table-cell office:value-type="float" office:value="0.224570673">
                <text:p>0.2245706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613462975953">
                <text:p>0.0613462975953</text:p>
              </table:table-cell>
              <table:table-cell office:value-type="float" office:value="0.1578450953">
                <text:p>0.15784509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6179462482">
                <text:p>0.06179462482</text:p>
              </table:table-cell>
              <table:table-cell office:value-type="float" office:value="0.2239215552">
                <text:p>0.22392155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630077249781">
                <text:p>0.0630077249781</text:p>
              </table:table-cell>
              <table:table-cell office:value-type="float" office:value="0.2614397429">
                <text:p>0.26143974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1661724043">
                <text:p>0.31661724043</text:p>
              </table:table-cell>
              <table:table-cell office:value-type="float" office:value="0.2561895512">
                <text:p>0.25618955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632225927175">
                <text:p>0.0632225927175</text:p>
              </table:table-cell>
              <table:table-cell office:value-type="float" office:value="0.3001807686">
                <text:p>0.30018076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619168228891">
                <text:p>0.0619168228891</text:p>
              </table:table-cell>
              <table:table-cell office:value-type="float" office:value="0.3764911408">
                <text:p>0.37649114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610104835782">
                <text:p>0.0610104835782</text:p>
              </table:table-cell>
              <table:table-cell office:value-type="float" office:value="0.2865636711">
                <text:p>0.28656367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609349408413">
                <text:p>0.0609349408413</text:p>
              </table:table-cell>
              <table:table-cell office:value-type="float" office:value="0.4752491923">
                <text:p>0.47524919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620984024934">
                <text:p>0.0620984024934</text:p>
              </table:table-cell>
              <table:table-cell office:value-type="float" office:value="0.2161314727">
                <text:p>0.21613147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621338376955">
                <text:p>0.0621338376955</text:p>
              </table:table-cell>
              <table:table-cell office:value-type="float" office:value="0.2871905416">
                <text:p>0.28719054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614351540794">
                <text:p>0.0614351540794</text:p>
              </table:table-cell>
              <table:table-cell office:value-type="float" office:value="0.3422973582">
                <text:p>0.34229735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604609326701">
                <text:p>0.0604609326701</text:p>
              </table:table-cell>
              <table:table-cell office:value-type="float" office:value="0.4026446219">
                <text:p>0.40264462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603820088832">
                <text:p>0.0603820088832</text:p>
              </table:table-cell>
              <table:table-cell office:value-type="float" office:value="0.5760573748">
                <text:p>0.57605737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591148946243">
                <text:p>0.0591148946243</text:p>
              </table:table-cell>
              <table:table-cell office:value-type="float" office:value="0.6832388503">
                <text:p>0.68323885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47553178201">
                <text:p>0.147553178201</text:p>
              </table:table-cell>
              <table:table-cell office:value-type="float" office:value="0.607811554">
                <text:p>0.6078115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614833574685">
                <text:p>0.0614833574685</text:p>
              </table:table-cell>
              <table:table-cell office:value-type="float" office:value="0.2273667708">
                <text:p>0.22736677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0957358229">
                <text:p>0.060957358229</text:p>
              </table:table-cell>
              <table:table-cell office:value-type="float" office:value="0.3951649997">
                <text:p>0.39516499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600275683854">
                <text:p>0.0600275683854</text:p>
              </table:table-cell>
              <table:table-cell office:value-type="float" office:value="0.4665759931">
                <text:p>0.46657599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586216834029">
                <text:p>0.0586216834029</text:p>
              </table:table-cell>
              <table:table-cell office:value-type="float" office:value="0.5271255197">
                <text:p>0.527125519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562991933502">
                <text:p>0.0562991933502</text:p>
              </table:table-cell>
              <table:table-cell office:value-type="float" office:value="0.5622256243">
                <text:p>0.562225624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536588511922">
                <text:p>0.0536588511922</text:p>
              </table:table-cell>
              <table:table-cell office:value-type="float" office:value="0.4570138899">
                <text:p>0.45701388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499727595471">
                <text:p>0.0499727595471</text:p>
              </table:table-cell>
              <table:table-cell office:value-type="float" office:value="0.3904218297">
                <text:p>0.39042182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622870516392">
                <text:p>0.0622870516392</text:p>
              </table:table-cell>
              <table:table-cell office:value-type="float" office:value="0.2867660295">
                <text:p>0.28676602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612403814087">
                <text:p>0.0612403814087</text:p>
              </table:table-cell>
              <table:table-cell office:value-type="float" office:value="0.4253263784">
                <text:p>0.425326378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589826749669">
                <text:p>0.0589826749669</text:p>
              </table:table-cell>
              <table:table-cell office:value-type="float" office:value="0.4047777864">
                <text:p>0.404777786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56067385433">
                <text:p>0.056067385433</text:p>
              </table:table-cell>
              <table:table-cell office:value-type="float" office:value="0.5944864373">
                <text:p>0.594486437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516485803392">
                <text:p>0.0516485803392</text:p>
              </table:table-cell>
              <table:table-cell office:value-type="float" office:value="0.4574828391">
                <text:p>0.45748283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48392437176">
                <text:p>0.048392437176</text:p>
              </table:table-cell>
              <table:table-cell office:value-type="float" office:value="0.4864724568">
                <text:p>0.48647245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428997221498">
                <text:p>0.0428997221498</text:p>
              </table:table-cell>
              <table:table-cell office:value-type="float" office:value="0.2418160707">
                <text:p>0.24181607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597377116728">
                <text:p>0.0597377116728</text:p>
              </table:table-cell>
              <table:table-cell office:value-type="float" office:value="0.3313170027">
                <text:p>0.331317002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587913942567">
                <text:p>0.0587913942567</text:p>
              </table:table-cell>
              <table:table-cell office:value-type="float" office:value="0.6715241982">
                <text:p>0.671524198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554477586899">
                <text:p>0.0554477586899</text:p>
              </table:table-cell>
              <table:table-cell office:value-type="float" office:value="0.5480197819">
                <text:p>0.54801978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509942234054">
                <text:p>0.0509942234054</text:p>
              </table:table-cell>
              <table:table-cell office:value-type="float" office:value="0.4453063797">
                <text:p>0.44530637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445220210675">
                <text:p>0.0445220210675</text:p>
              </table:table-cell>
              <table:table-cell office:value-type="float" office:value="0.3429083658">
                <text:p>0.342908365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375353134177">
                <text:p>0.0375353134177</text:p>
              </table:table-cell>
              <table:table-cell office:value-type="float" office:value="0.2493859154">
                <text:p>0.24938591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319624594134">
                <text:p>0.0319624594134</text:p>
              </table:table-cell>
              <table:table-cell office:value-type="float" office:value="0.2183981268">
                <text:p>0.21839812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5.108cm" svg:height="17.882cm" xlink:href=".." xlink:type="simple" chart:class="chart:scatter" chart:style-name="ch1">
        <chart:legend chart:legend-position="end" svg:x="32.845cm" svg:y="8.642cm" style:legend-expansion="high" chart:style-name="ch2"/>
        <chart:plot-area chart:style-name="ch3" table:cell-range-address="average_results_all_speeds.A86:average_results_all_speeds.A127 average_results_all_speeds.E86:average_results_all_speeds.E127" svg:x="0.702cm" svg:y="0.357cm" svg:width="31.441cm" svg:height="17.168cm">
          <chartooo:coordinate-region svg:x="1.429cm" svg:y="0.556cm" svg:width="30.382cm" svg:height="16.3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verage_results_all_speeds.E86:average_results_all_speeds.E127" chart:class="chart:scatter">
            <chart:domain table:cell-range-address="average_results_all_speeds.A86:average_results_all_speeds.A127"/>
            <chart:data-point chart:repeated="4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25491588999">
                <text:p>0.0625491588999</text:p>
                <draw:g>
                  <svg:desc>average_results_all_speeds.A86:average_results_all_speeds.A127</svg:desc>
                </draw:g>
              </table:table-cell>
              <table:table-cell office:value-type="float" office:value="0.2054229712">
                <text:p>0.2054229712</text:p>
                <draw:g>
                  <svg:desc>average_results_all_speeds.E86:average_results_all_speeds.E1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14556826626">
                <text:p>0.0614556826626</text:p>
              </table:table-cell>
              <table:table-cell office:value-type="float" office:value="0.1728403664">
                <text:p>0.17284036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15536934273">
                <text:p>0.0615536934273</text:p>
              </table:table-cell>
              <table:table-cell office:value-type="float" office:value="0.2079210853">
                <text:p>0.20792108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17781295971">
                <text:p>0.0617781295971</text:p>
              </table:table-cell>
              <table:table-cell office:value-type="float" office:value="0.1781908433">
                <text:p>0.17819084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34464323063">
                <text:p>0.0634464323063</text:p>
              </table:table-cell>
              <table:table-cell office:value-type="float" office:value="0.1895737836">
                <text:p>0.18957378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2671899481">
                <text:p>0.062671899481</text:p>
              </table:table-cell>
              <table:table-cell office:value-type="float" office:value="0.224570673">
                <text:p>0.2245706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13462975953">
                <text:p>0.0613462975953</text:p>
              </table:table-cell>
              <table:table-cell office:value-type="float" office:value="0.1578450953">
                <text:p>0.15784509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179462482">
                <text:p>0.06179462482</text:p>
              </table:table-cell>
              <table:table-cell office:value-type="float" office:value="0.2239215552">
                <text:p>0.22392155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30077249781">
                <text:p>0.0630077249781</text:p>
              </table:table-cell>
              <table:table-cell office:value-type="float" office:value="0.2614397429">
                <text:p>0.26143974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1661724043">
                <text:p>0.31661724043</text:p>
              </table:table-cell>
              <table:table-cell office:value-type="float" office:value="0.2561895512">
                <text:p>0.25618955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32225927175">
                <text:p>0.0632225927175</text:p>
              </table:table-cell>
              <table:table-cell office:value-type="float" office:value="0.3001807686">
                <text:p>0.30018076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19168228891">
                <text:p>0.0619168228891</text:p>
              </table:table-cell>
              <table:table-cell office:value-type="float" office:value="0.3764911408">
                <text:p>0.37649114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10104835782">
                <text:p>0.0610104835782</text:p>
              </table:table-cell>
              <table:table-cell office:value-type="float" office:value="0.2865636711">
                <text:p>0.28656367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09349408413">
                <text:p>0.0609349408413</text:p>
              </table:table-cell>
              <table:table-cell office:value-type="float" office:value="0.4752491923">
                <text:p>0.47524919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20984024934">
                <text:p>0.0620984024934</text:p>
              </table:table-cell>
              <table:table-cell office:value-type="float" office:value="0.2161314727">
                <text:p>0.21613147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21338376955">
                <text:p>0.0621338376955</text:p>
              </table:table-cell>
              <table:table-cell office:value-type="float" office:value="0.2871905416">
                <text:p>0.28719054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14351540794">
                <text:p>0.0614351540794</text:p>
              </table:table-cell>
              <table:table-cell office:value-type="float" office:value="0.3422973582">
                <text:p>0.34229735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04609326701">
                <text:p>0.0604609326701</text:p>
              </table:table-cell>
              <table:table-cell office:value-type="float" office:value="0.4026446219">
                <text:p>0.40264462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603820088832">
                <text:p>0.0603820088832</text:p>
              </table:table-cell>
              <table:table-cell office:value-type="float" office:value="0.5760573748">
                <text:p>0.57605737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591148946243">
                <text:p>0.0591148946243</text:p>
              </table:table-cell>
              <table:table-cell office:value-type="float" office:value="0.6832388503">
                <text:p>0.68323885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47553178201">
                <text:p>0.147553178201</text:p>
              </table:table-cell>
              <table:table-cell office:value-type="float" office:value="0.607811554">
                <text:p>0.6078115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14833574685">
                <text:p>0.0614833574685</text:p>
              </table:table-cell>
              <table:table-cell office:value-type="float" office:value="0.2273667708">
                <text:p>0.22736677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60957358229">
                <text:p>0.060957358229</text:p>
              </table:table-cell>
              <table:table-cell office:value-type="float" office:value="0.3951649997">
                <text:p>0.39516499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600275683854">
                <text:p>0.0600275683854</text:p>
              </table:table-cell>
              <table:table-cell office:value-type="float" office:value="0.4665759931">
                <text:p>0.46657599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586216834029">
                <text:p>0.0586216834029</text:p>
              </table:table-cell>
              <table:table-cell office:value-type="float" office:value="0.5271255197">
                <text:p>0.52712551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562991933502">
                <text:p>0.0562991933502</text:p>
              </table:table-cell>
              <table:table-cell office:value-type="float" office:value="0.5622256243">
                <text:p>0.56222562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36588511922">
                <text:p>0.0536588511922</text:p>
              </table:table-cell>
              <table:table-cell office:value-type="float" office:value="0.4570138899">
                <text:p>0.45701388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99727595471">
                <text:p>0.0499727595471</text:p>
              </table:table-cell>
              <table:table-cell office:value-type="float" office:value="0.3904218297">
                <text:p>0.39042182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622870516392">
                <text:p>0.0622870516392</text:p>
              </table:table-cell>
              <table:table-cell office:value-type="float" office:value="0.2867660295">
                <text:p>0.28676602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612403814087">
                <text:p>0.0612403814087</text:p>
              </table:table-cell>
              <table:table-cell office:value-type="float" office:value="0.4253263784">
                <text:p>0.42532637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589826749669">
                <text:p>0.0589826749669</text:p>
              </table:table-cell>
              <table:table-cell office:value-type="float" office:value="0.4047777864">
                <text:p>0.40477778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6067385433">
                <text:p>0.056067385433</text:p>
              </table:table-cell>
              <table:table-cell office:value-type="float" office:value="0.5944864373">
                <text:p>0.59448643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516485803392">
                <text:p>0.0516485803392</text:p>
              </table:table-cell>
              <table:table-cell office:value-type="float" office:value="0.4574828391">
                <text:p>0.45748283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48392437176">
                <text:p>0.048392437176</text:p>
              </table:table-cell>
              <table:table-cell office:value-type="float" office:value="0.4864724568">
                <text:p>0.48647245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28997221498">
                <text:p>0.0428997221498</text:p>
              </table:table-cell>
              <table:table-cell office:value-type="float" office:value="0.2418160707">
                <text:p>0.24181607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597377116728">
                <text:p>0.0597377116728</text:p>
              </table:table-cell>
              <table:table-cell office:value-type="float" office:value="0.3313170027">
                <text:p>0.33131700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587913942567">
                <text:p>0.0587913942567</text:p>
              </table:table-cell>
              <table:table-cell office:value-type="float" office:value="0.6715241982">
                <text:p>0.67152419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554477586899">
                <text:p>0.0554477586899</text:p>
              </table:table-cell>
              <table:table-cell office:value-type="float" office:value="0.5480197819">
                <text:p>0.54801978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509942234054">
                <text:p>0.0509942234054</text:p>
              </table:table-cell>
              <table:table-cell office:value-type="float" office:value="0.4453063797">
                <text:p>0.44530637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445220210675">
                <text:p>0.0445220210675</text:p>
              </table:table-cell>
              <table:table-cell office:value-type="float" office:value="0.3429083658">
                <text:p>0.34290836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375353134177">
                <text:p>0.0375353134177</text:p>
              </table:table-cell>
              <table:table-cell office:value-type="float" office:value="0.2493859154">
                <text:p>0.24938591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319624594134">
                <text:p>0.0319624594134</text:p>
              </table:table-cell>
              <table:table-cell office:value-type="float" office:value="0.2183981268">
                <text:p>0.21839812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5.108cm" svg:height="18.514cm" xlink:href=".." xlink:type="simple" chart:class="chart:scatter" chart:style-name="ch1">
        <chart:legend chart:legend-position="end" svg:x="32.845cm" svg:y="8.958cm" style:legend-expansion="high" chart:style-name="ch2"/>
        <chart:plot-area chart:style-name="ch3" table:cell-range-address="average_results_all_speeds.A2:average_results_all_speeds.A43 average_results_all_speeds.E2:average_results_all_speeds.E43" svg:x="0.702cm" svg:y="0.37cm" svg:width="31.441cm" svg:height="17.774cm">
          <chartooo:coordinate-region svg:x="1.614cm" svg:y="0.569cm" svg:width="30.198cm" svg:height="16.9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verage_results_all_speeds.E2:average_results_all_speeds.E43" chart:class="chart:scatter">
            <chart:domain table:cell-range-address="average_results_all_speeds.A2:average_results_all_speeds.A43"/>
            <chart:data-point chart:repeated="4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0607218829">
                <text:p>0.020607218829</text:p>
                <draw:g>
                  <svg:desc>average_results_all_speeds.A2:average_results_all_speeds.A43</svg:desc>
                </draw:g>
              </table:table-cell>
              <table:table-cell office:value-type="float" office:value="0.1598543619">
                <text:p>0.1598543619</text:p>
                <draw:g>
                  <svg:desc>average_results_all_speeds.E2:average_results_all_speeds.E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09759939747">
                <text:p>0.0209759939747</text:p>
              </table:table-cell>
              <table:table-cell office:value-type="float" office:value="0.153321207">
                <text:p>0.1533212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0748623585">
                <text:p>0.020748623585</text:p>
              </table:table-cell>
              <table:table-cell office:value-type="float" office:value="0.1414127718">
                <text:p>0.14141277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07673212987">
                <text:p>0.0207673212987</text:p>
              </table:table-cell>
              <table:table-cell office:value-type="float" office:value="0.1468658617">
                <text:p>0.14686586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11669869005">
                <text:p>0.0211669869005</text:p>
              </table:table-cell>
              <table:table-cell office:value-type="float" office:value="0.1527024024">
                <text:p>0.15270240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02515961811">
                <text:p>0.0202515961811</text:p>
              </table:table-cell>
              <table:table-cell office:value-type="float" office:value="0.1509183479">
                <text:p>0.15091834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10961090639">
                <text:p>0.0210961090639</text:p>
              </table:table-cell>
              <table:table-cell office:value-type="float" office:value="0.1627190679">
                <text:p>0.16271906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57362143895">
                <text:p>0.157362143895</text:p>
              </table:table-cell>
              <table:table-cell office:value-type="float" office:value="0.1500432688">
                <text:p>0.15004326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03686789649">
                <text:p>0.0203686789649</text:p>
              </table:table-cell>
              <table:table-cell office:value-type="float" office:value="0.1487232024">
                <text:p>0.14872320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13325281168">
                <text:p>0.0213325281168</text:p>
              </table:table-cell>
              <table:table-cell office:value-type="float" office:value="0.1669990778">
                <text:p>0.16699907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09840923495">
                <text:p>0.0209840923495</text:p>
              </table:table-cell>
              <table:table-cell office:value-type="float" office:value="0.1691411713">
                <text:p>0.16914117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1022686616">
                <text:p>0.021022686616</text:p>
              </table:table-cell>
              <table:table-cell office:value-type="float" office:value="0.1682040999">
                <text:p>0.16820409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06689127794">
                <text:p>0.0206689127794</text:p>
              </table:table-cell>
              <table:table-cell office:value-type="float" office:value="0.1631812097">
                <text:p>0.16318120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0402419898">
                <text:p>0.020402419898</text:p>
              </table:table-cell>
              <table:table-cell office:value-type="float" office:value="0.1896187701">
                <text:p>0.18961877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06297990344">
                <text:p>0.0206297990344</text:p>
              </table:table-cell>
              <table:table-cell office:value-type="float" office:value="0.1666538986">
                <text:p>0.16665389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05684488062">
                <text:p>0.0205684488062</text:p>
              </table:table-cell>
              <table:table-cell office:value-type="float" office:value="0.1457178988">
                <text:p>0.14571789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06408724642">
                <text:p>0.0206408724642</text:p>
              </table:table-cell>
              <table:table-cell office:value-type="float" office:value="0.1627901775">
                <text:p>0.16279017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98431511782">
                <text:p>0.0198431511782</text:p>
              </table:table-cell>
              <table:table-cell office:value-type="float" office:value="0.193549917">
                <text:p>0.1935499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99263837397">
                <text:p>0.0199263837397</text:p>
              </table:table-cell>
              <table:table-cell office:value-type="float" office:value="0.192021607">
                <text:p>0.1920216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97728162688">
                <text:p>0.0197728162688</text:p>
              </table:table-cell>
              <table:table-cell office:value-type="float" office:value="0.2019152025">
                <text:p>0.20191520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87311472427">
                <text:p>0.0187311472427</text:p>
              </table:table-cell>
              <table:table-cell office:value-type="float" office:value="0.1823593898">
                <text:p>0.18235938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06274191931">
                <text:p>0.0206274191931</text:p>
              </table:table-cell>
              <table:table-cell office:value-type="float" office:value="0.1560900956">
                <text:p>0.15609009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04635698774">
                <text:p>0.0204635698774</text:p>
              </table:table-cell>
              <table:table-cell office:value-type="float" office:value="0.1593679481">
                <text:p>0.15936794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98308666548">
                <text:p>0.0198308666548</text:p>
              </table:table-cell>
              <table:table-cell office:value-type="float" office:value="0.1797245029">
                <text:p>0.17972450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95482625068">
                <text:p>0.0195482625068</text:p>
              </table:table-cell>
              <table:table-cell office:value-type="float" office:value="0.1805751022">
                <text:p>0.18057510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91508716705">
                <text:p>0.0191508716705</text:p>
              </table:table-cell>
              <table:table-cell office:value-type="float" office:value="0.2064054733">
                <text:p>0.20640547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74874075375">
                <text:p>0.0174874075375</text:p>
              </table:table-cell>
              <table:table-cell office:value-type="float" office:value="0.1581288801">
                <text:p>0.15812888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67638709151">
                <text:p>0.0167638709151</text:p>
              </table:table-cell>
              <table:table-cell office:value-type="float" office:value="0.166102221">
                <text:p>0.1661022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01026510338">
                <text:p>0.0201026510338</text:p>
              </table:table-cell>
              <table:table-cell office:value-type="float" office:value="0.160417553">
                <text:p>0.1604175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01544711254">
                <text:p>0.0201544711254</text:p>
              </table:table-cell>
              <table:table-cell office:value-type="float" office:value="0.1661772768">
                <text:p>0.16617727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98065209863">
                <text:p>0.0198065209863</text:p>
              </table:table-cell>
              <table:table-cell office:value-type="float" office:value="0.1972485239">
                <text:p>0.19724852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84373954596">
                <text:p>0.0184373954596</text:p>
              </table:table-cell>
              <table:table-cell office:value-type="float" office:value="0.1822972107">
                <text:p>0.18229721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71492856131">
                <text:p>0.0171492856131</text:p>
              </table:table-cell>
              <table:table-cell office:value-type="float" office:value="0.1574267626">
                <text:p>0.15742676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58435912829">
                <text:p>0.0158435912829</text:p>
              </table:table-cell>
              <table:table-cell office:value-type="float" office:value="0.1512312122">
                <text:p>0.15123121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39385107315">
                <text:p>0.0139385107315</text:p>
              </table:table-cell>
              <table:table-cell office:value-type="float" office:value="0.1699993579">
                <text:p>0.16999935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02063379325">
                <text:p>0.0202063379325</text:p>
              </table:table-cell>
              <table:table-cell office:value-type="float" office:value="0.1736741921">
                <text:p>0.17367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00903677041">
                <text:p>0.0200903677041</text:p>
              </table:table-cell>
              <table:table-cell office:value-type="float" office:value="0.1946337945">
                <text:p>0.19463379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92189473629">
                <text:p>0.0192189473629</text:p>
              </table:table-cell>
              <table:table-cell office:value-type="float" office:value="0.1743476195">
                <text:p>0.17434761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70495570882">
                <text:p>0.0170495570882</text:p>
              </table:table-cell>
              <table:table-cell office:value-type="float" office:value="0.1698197637">
                <text:p>0.16981976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38887421783">
                <text:p>0.0138887421783</text:p>
              </table:table-cell>
              <table:table-cell office:value-type="float" office:value="0.165647707">
                <text:p>0.1656477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27067406964">
                <text:p>0.0127067406964</text:p>
              </table:table-cell>
              <table:table-cell office:value-type="float" office:value="0.1475380691">
                <text:p>0.14753806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08621411697">
                <text:p>0.0108621411697</text:p>
              </table:table-cell>
              <table:table-cell office:value-type="float" office:value="0.1457010725">
                <text:p>0.14570107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804cm" svg:height="15.474cm" xlink:href=".." xlink:type="simple" chart:class="chart:scatter" chart:style-name="ch1">
        <chart:legend chart:legend-position="end" svg:x="32.541cm" svg:y="7.438cm" style:legend-expansion="high" chart:style-name="ch2"/>
        <chart:plot-area chart:style-name="ch3" table:cell-range-address="average_results_all_speeds.A44:average_results_all_speeds.A85 average_results_all_speeds.E44:average_results_all_speeds.E85" svg:x="0.696cm" svg:y="0.309cm" svg:width="31.149cm" svg:height="14.856cm">
          <chartooo:coordinate-region svg:x="1.423cm" svg:y="0.509cm" svg:width="29.998cm" svg:height="14.0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verage_results_all_speeds.E44:average_results_all_speeds.E85" chart:class="chart:scatter">
            <chart:domain table:cell-range-address="average_results_all_speeds.A44:average_results_all_speeds.A85"/>
            <chart:data-point chart:repeated="4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1240818016">
                <text:p>0.041240818016</text:p>
                <draw:g>
                  <svg:desc>average_results_all_speeds.A44:average_results_all_speeds.A85</svg:desc>
                </draw:g>
              </table:table-cell>
              <table:table-cell office:value-type="float" office:value="0.1589674502">
                <text:p>0.1589674502</text:p>
                <draw:g>
                  <svg:desc>average_results_all_speeds.E44:average_results_all_speeds.E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12112143369">
                <text:p>0.0412112143369</text:p>
              </table:table-cell>
              <table:table-cell office:value-type="float" office:value="0.1664109603">
                <text:p>0.16641096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1429833828">
                <text:p>0.041429833828</text:p>
              </table:table-cell>
              <table:table-cell office:value-type="float" office:value="0.1579157279">
                <text:p>0.15791572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08781802766">
                <text:p>0.0408781802766</text:p>
              </table:table-cell>
              <table:table-cell office:value-type="float" office:value="0.161266261">
                <text:p>0.1612662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16476681435">
                <text:p>0.0416476681435</text:p>
              </table:table-cell>
              <table:table-cell office:value-type="float" office:value="0.1704129716">
                <text:p>0.17041297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15432857417">
                <text:p>0.0415432857417</text:p>
              </table:table-cell>
              <table:table-cell office:value-type="float" office:value="0.1584676971">
                <text:p>0.15846769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13752458776">
                <text:p>0.0413752458776</text:p>
              </table:table-cell>
              <table:table-cell office:value-type="float" office:value="0.156329497">
                <text:p>0.1563294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16996515606">
                <text:p>0.0416996515606</text:p>
              </table:table-cell>
              <table:table-cell office:value-type="float" office:value="0.181766435">
                <text:p>0.1817664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18168417312">
                <text:p>0.0418168417312</text:p>
              </table:table-cell>
              <table:table-cell office:value-type="float" office:value="0.1760956864">
                <text:p>0.17609568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11823011308">
                <text:p>0.0411823011308</text:p>
              </table:table-cell>
              <table:table-cell office:value-type="float" office:value="0.2074964635">
                <text:p>0.20749646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11758506251">
                <text:p>0.0411758506251</text:p>
              </table:table-cell>
              <table:table-cell office:value-type="float" office:value="0.2212036273">
                <text:p>0.2212036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15407455997">
                <text:p>0.0415407455997</text:p>
              </table:table-cell>
              <table:table-cell office:value-type="float" office:value="0.1766290453">
                <text:p>0.17662904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10372591334">
                <text:p>0.0410372591334</text:p>
              </table:table-cell>
              <table:table-cell office:value-type="float" office:value="0.2409115505">
                <text:p>0.24091155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00369746652">
                <text:p>0.0400369746652</text:p>
              </table:table-cell>
              <table:table-cell office:value-type="float" office:value="0.2569343784">
                <text:p>0.25693437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1449093446">
                <text:p>0.041449093446</text:p>
              </table:table-cell>
              <table:table-cell office:value-type="float" office:value="0.1630266817">
                <text:p>0.16302668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11179916597">
                <text:p>0.0411179916597</text:p>
              </table:table-cell>
              <table:table-cell office:value-type="float" office:value="0.1947942881">
                <text:p>0.19479428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06276747665">
                <text:p>0.0406276747665</text:p>
              </table:table-cell>
              <table:table-cell office:value-type="float" office:value="0.2377042154">
                <text:p>0.23770421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02276416203">
                <text:p>0.0402276416203</text:p>
              </table:table-cell>
              <table:table-cell office:value-type="float" office:value="0.3327196878">
                <text:p>0.33271968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94338306379">
                <text:p>0.0394338306379</text:p>
              </table:table-cell>
              <table:table-cell office:value-type="float" office:value="0.3414605781">
                <text:p>0.34146057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89648606895">
                <text:p>0.0389648606895</text:p>
              </table:table-cell>
              <table:table-cell office:value-type="float" office:value="0.4348073392">
                <text:p>0.43480733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68940664276">
                <text:p>0.0368940664276</text:p>
              </table:table-cell>
              <table:table-cell office:value-type="float" office:value="0.3278551961">
                <text:p>0.32785519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10212672983">
                <text:p>0.0410212672983</text:p>
              </table:table-cell>
              <table:table-cell office:value-type="float" office:value="0.1894307474">
                <text:p>0.18943074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06137104244">
                <text:p>0.0406137104244</text:p>
              </table:table-cell>
              <table:table-cell office:value-type="float" office:value="0.2322356958">
                <text:p>0.23223569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04124222804">
                <text:p>0.0404124222804</text:p>
              </table:table-cell>
              <table:table-cell office:value-type="float" office:value="0.3059389724">
                <text:p>0.30593897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90304718612">
                <text:p>0.0390304718612</text:p>
              </table:table-cell>
              <table:table-cell office:value-type="float" office:value="0.3001245934">
                <text:p>0.30012459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74021106082">
                <text:p>0.0374021106082</text:p>
              </table:table-cell>
              <table:table-cell office:value-type="float" office:value="0.3541234032">
                <text:p>0.35412340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58151644465">
                <text:p>0.0358151644465</text:p>
              </table:table-cell>
              <table:table-cell office:value-type="float" office:value="0.3279028276">
                <text:p>0.32790282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28816157108">
                <text:p>0.0328816157108</text:p>
              </table:table-cell>
              <table:table-cell office:value-type="float" office:value="0.2744268136">
                <text:p>0.27442681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409851192867">
                <text:p>0.0409851192867</text:p>
              </table:table-cell>
              <table:table-cell office:value-type="float" office:value="0.1879310127">
                <text:p>0.18793101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402463028301">
                <text:p>0.0402463028301</text:p>
              </table:table-cell>
              <table:table-cell office:value-type="float" office:value="0.3483739607">
                <text:p>0.34837396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95540283189">
                <text:p>0.0395540283189</text:p>
              </table:table-cell>
              <table:table-cell office:value-type="float" office:value="0.4778661357">
                <text:p>0.47786613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69462554825">
                <text:p>0.0369462554825</text:p>
              </table:table-cell>
              <table:table-cell office:value-type="float" office:value="0.3379406349">
                <text:p>0.33794063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41896685964">
                <text:p>0.0341896685964</text:p>
              </table:table-cell>
              <table:table-cell office:value-type="float" office:value="0.3375362663">
                <text:p>0.33753626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16482344422">
                <text:p>0.0316482344422</text:p>
              </table:table-cell>
              <table:table-cell office:value-type="float" office:value="0.1858160155">
                <text:p>0.18581601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92299723201">
                <text:p>0.0292299723201</text:p>
              </table:table-cell>
              <table:table-cell office:value-type="float" office:value="0.1972447558">
                <text:p>0.19724475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08113160602">
                <text:p>0.0408113160602</text:p>
              </table:table-cell>
              <table:table-cell office:value-type="float" office:value="0.2485489177">
                <text:p>0.24854891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96687464388">
                <text:p>0.0396687464388</text:p>
              </table:table-cell>
              <table:table-cell office:value-type="float" office:value="0.4775565538">
                <text:p>0.47755655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67265214071">
                <text:p>0.0367265214071</text:p>
              </table:table-cell>
              <table:table-cell office:value-type="float" office:value="0.281217873">
                <text:p>0.2812178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3602362667">
                <text:p>0.033602362667</text:p>
              </table:table-cell>
              <table:table-cell office:value-type="float" office:value="0.2966395161">
                <text:p>0.29663951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9557027961">
                <text:p>0.029557027961</text:p>
              </table:table-cell>
              <table:table-cell office:value-type="float" office:value="0.1695206406">
                <text:p>0.16952064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49548636661">
                <text:p>0.0249548636661</text:p>
              </table:table-cell>
              <table:table-cell office:value-type="float" office:value="0.1834929172">
                <text:p>0.18349291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1447656531">
                <text:p>0.021447656531</text:p>
              </table:table-cell>
              <table:table-cell office:value-type="float" office:value="0.1719822241">
                <text:p>0.171982224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